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fo:language="fr" fo:country="FR" fo:font-weight="bold" officeooo:rsid="0018b672" officeooo:paragraph-rsid="0018b672"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language="fr" fo:country="FR" fo:font-weight="bold" officeooo:rsid="0088a2f3" officeooo:paragraph-rsid="0088a2f3"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6pt" fo:language="fr" fo:country="FR" fo:font-weight="bold" officeooo:rsid="00fa5fd9" officeooo:paragraph-rsid="00fa5fd9"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6pt" fo:language="fr" fo:country="FR" fo:font-weight="bold" officeooo:rsid="00fc0065" officeooo:paragraph-rsid="00fc0065" style:font-size-asian="26pt" style:font-weight-asian="bold" style:font-size-complex="26pt" style:font-weight-complex="bold"/>
    </style:style>
    <style:style style:name="P6" style:family="paragraph" style:parent-style-name="Standard">
      <style:text-properties fo:language="fr" fo:country="FR" officeooo:rsid="00872141" officeooo:paragraph-rsid="00872141"/>
    </style:style>
    <style:style style:name="P7" style:family="paragraph" style:parent-style-name="Heading_20_2">
      <style:text-properties fo:font-weight="bold" style:font-weight-asian="bold" style:font-weight-complex="bold"/>
    </style:style>
    <style:style style:name="P8" style:family="paragraph" style:parent-style-name="Heading_20_2">
      <style:text-properties fo:font-weight="bold" officeooo:rsid="0130bdbc" style:font-weight-asian="bold" style:font-weight-complex="bold"/>
    </style:style>
    <style:style style:name="P9" style:family="paragraph" style:parent-style-name="Heading_20_2">
      <style:text-properties fo:font-weight="bold" officeooo:rsid="0157044e" style:font-weight-asian="bold" style:font-weight-complex="bold"/>
    </style:style>
    <style:style style:name="P10" style:family="paragraph" style:parent-style-name="Heading_20_2">
      <style:text-properties fo:font-weight="bold" officeooo:rsid="017a0786" style:font-weight-asian="bold" style:font-weight-complex="bold"/>
    </style:style>
    <style:style style:name="P11" style:family="paragraph" style:parent-style-name="Heading_20_2">
      <style:text-properties fo:font-size="16pt" fo:font-weight="bold" style:font-size-asian="16pt" style:font-weight-asian="bold" style:font-size-complex="16pt" style:font-weight-complex="bold"/>
    </style:style>
    <style:style style:name="P12" style:family="paragraph" style:parent-style-name="Standard">
      <style:paragraph-properties fo:background-color="#ffffff">
        <style:background-image/>
      </style:paragraph-properties>
      <style:text-properties officeooo:rsid="00cbf7c8"/>
    </style:style>
    <style:style style:name="P13" style:family="paragraph" style:parent-style-name="Standard">
      <style:paragraph-properties fo:background-color="#ffffff">
        <style:background-image/>
      </style:paragraph-properties>
      <style:text-properties officeooo:rsid="00ec0159" officeooo:paragraph-rsid="00ec803c"/>
    </style:style>
    <style:style style:name="P14" style:family="paragraph" style:parent-style-name="Standard">
      <style:paragraph-properties fo:background-color="#ffffff">
        <style:background-image/>
      </style:paragraph-properties>
      <style:text-properties officeooo:rsid="00ec0159" officeooo:paragraph-rsid="010ee3d6"/>
    </style:style>
    <style:style style:name="P15" style:family="paragraph" style:parent-style-name="Standard">
      <style:paragraph-properties fo:background-color="#ffffff">
        <style:background-image/>
      </style:paragraph-properties>
      <style:text-properties officeooo:rsid="00f6f247" officeooo:paragraph-rsid="00f6f247"/>
    </style:style>
    <style:style style:name="P16" style:family="paragraph" style:parent-style-name="Standard">
      <style:paragraph-properties fo:background-color="#ffffff">
        <style:background-image/>
      </style:paragraph-properties>
      <style:text-properties officeooo:rsid="00fd2379" officeooo:paragraph-rsid="00fd2379"/>
    </style:style>
    <style:style style:name="P17" style:family="paragraph" style:parent-style-name="Standard">
      <style:paragraph-properties fo:background-color="#ffffff">
        <style:background-image/>
      </style:paragraph-properties>
      <style:text-properties officeooo:rsid="00fd2379" officeooo:paragraph-rsid="00fdb397"/>
    </style:style>
    <style:style style:name="P18" style:family="paragraph" style:parent-style-name="Standard">
      <style:paragraph-properties fo:background-color="#ffffff">
        <style:background-image/>
      </style:paragraph-properties>
      <style:text-properties officeooo:paragraph-rsid="01041f15"/>
    </style:style>
    <style:style style:name="P19" style:family="paragraph" style:parent-style-name="Standard">
      <style:paragraph-properties fo:background-color="#ffffff">
        <style:background-image/>
      </style:paragraph-properties>
      <style:text-properties officeooo:rsid="0106b0e7" officeooo:paragraph-rsid="0106b0e7"/>
    </style:style>
    <style:style style:name="P20" style:family="paragraph" style:parent-style-name="Standard">
      <style:paragraph-properties fo:background-color="#ffffff">
        <style:background-image/>
      </style:paragraph-properties>
      <style:text-properties officeooo:paragraph-rsid="01076bf9"/>
    </style:style>
    <style:style style:name="P21" style:family="paragraph" style:parent-style-name="Standard">
      <style:paragraph-properties fo:background-color="#ffffff">
        <style:background-image/>
      </style:paragraph-properties>
      <style:text-properties officeooo:rsid="010914ca" officeooo:paragraph-rsid="010914ca"/>
    </style:style>
    <style:style style:name="P22" style:family="paragraph" style:parent-style-name="Standard">
      <style:paragraph-properties fo:background-color="#ffffff">
        <style:background-image/>
      </style:paragraph-properties>
      <style:text-properties officeooo:rsid="010ad3b2" officeooo:paragraph-rsid="010ad3b2"/>
    </style:style>
    <style:style style:name="P23" style:family="paragraph" style:parent-style-name="Standard">
      <style:paragraph-properties fo:background-color="#ffffff">
        <style:background-image/>
      </style:paragraph-properties>
      <style:text-properties officeooo:paragraph-rsid="010ad3b2"/>
    </style:style>
    <style:style style:name="P24" style:family="paragraph" style:parent-style-name="Standard">
      <style:paragraph-properties fo:background-color="#ffffff">
        <style:background-image/>
      </style:paragraph-properties>
      <style:text-properties officeooo:paragraph-rsid="010ee3d6"/>
    </style:style>
    <style:style style:name="P25" style:family="paragraph" style:parent-style-name="Standard">
      <style:paragraph-properties fo:background-color="#ffffff">
        <style:background-image/>
      </style:paragraph-properties>
      <style:text-properties fo:color="#888888" style:font-name="Courier New" fo:font-size="10pt" officeooo:paragraph-rsid="010ee3d6" style:font-size-asian="10pt"/>
    </style:style>
    <style:style style:name="P26" style:family="paragraph" style:parent-style-name="Standard">
      <style:paragraph-properties fo:background-color="#ffffff">
        <style:background-image/>
      </style:paragraph-properties>
      <style:text-properties fo:color="#888888" style:font-name="Courier New" fo:font-size="10pt" officeooo:paragraph-rsid="0142953e" style:font-size-asian="10pt"/>
    </style:style>
    <style:style style:name="P27" style:family="paragraph" style:parent-style-name="Standard">
      <style:paragraph-properties fo:background-color="#ffffff">
        <style:background-image/>
      </style:paragraph-properties>
      <style:text-properties fo:color="#888888" style:font-name="Courier New" fo:font-size="10pt" officeooo:rsid="01318437" officeooo:paragraph-rsid="01337722" style:font-size-asian="10pt"/>
    </style:style>
    <style:style style:name="P28" style:family="paragraph" style:parent-style-name="Standard">
      <style:paragraph-properties fo:background-color="#ffffff">
        <style:background-image/>
      </style:paragraph-properties>
      <style:text-properties fo:color="#888888" style:font-name="Courier New" fo:font-size="10pt" officeooo:paragraph-rsid="0145ce77" style:font-size-asian="10pt"/>
    </style:style>
    <style:style style:name="P29" style:family="paragraph" style:parent-style-name="Standard">
      <style:paragraph-properties fo:background-color="#ffffff">
        <style:background-image/>
      </style:paragraph-properties>
      <style:text-properties fo:color="#888888" style:font-name="Courier New" fo:font-size="10pt" officeooo:paragraph-rsid="014e5501" style:font-size-asian="10pt"/>
    </style:style>
    <style:style style:name="P30" style:family="paragraph" style:parent-style-name="Standard">
      <style:paragraph-properties fo:background-color="#ffffff">
        <style:background-image/>
      </style:paragraph-properties>
      <style:text-properties fo:color="#888888" style:font-name="Courier New" fo:font-size="10pt" officeooo:paragraph-rsid="01523c23" style:font-size-asian="10pt"/>
    </style:style>
    <style:style style:name="P31" style:family="paragraph" style:parent-style-name="Standard">
      <style:paragraph-properties fo:background-color="#ffffff">
        <style:background-image/>
      </style:paragraph-properties>
      <style:text-properties fo:color="#888888" style:font-name="Courier New" fo:font-size="10pt" officeooo:paragraph-rsid="016243bb" style:font-size-asian="10pt"/>
    </style:style>
    <style:style style:name="P32" style:family="paragraph" style:parent-style-name="Standard">
      <style:paragraph-properties fo:background-color="#ffffff">
        <style:background-image/>
      </style:paragraph-properties>
      <style:text-properties fo:color="#888888" style:font-name="Courier New" fo:font-size="10pt" officeooo:paragraph-rsid="016b3998" style:font-size-asian="10pt"/>
    </style:style>
    <style:style style:name="P33" style:family="paragraph" style:parent-style-name="Standard">
      <style:paragraph-properties fo:background-color="#ffffff">
        <style:background-image/>
      </style:paragraph-properties>
      <style:text-properties fo:color="#888888" style:font-name="Courier New" fo:font-size="10pt" officeooo:paragraph-rsid="01724049" style:font-size-asian="10pt"/>
    </style:style>
    <style:style style:name="P34" style:family="paragraph" style:parent-style-name="Standard">
      <style:paragraph-properties fo:background-color="#ffffff">
        <style:background-image/>
      </style:paragraph-properties>
      <style:text-properties fo:color="#888888" style:font-name="Courier New" fo:font-size="10pt" officeooo:paragraph-rsid="0174ca0d" style:font-size-asian="10pt"/>
    </style:style>
    <style:style style:name="P35" style:family="paragraph" style:parent-style-name="Standard">
      <style:paragraph-properties fo:background-color="#ffffff">
        <style:background-image/>
      </style:paragraph-properties>
      <style:text-properties fo:color="#888888" style:font-name="Courier New" fo:font-size="10pt" officeooo:rsid="01540253" officeooo:paragraph-rsid="0174ca0d" style:font-size-asian="10pt"/>
    </style:style>
    <style:style style:name="P36" style:family="paragraph" style:parent-style-name="Standard">
      <style:paragraph-properties fo:background-color="#ffffff">
        <style:background-image/>
      </style:paragraph-properties>
      <style:text-properties fo:color="#888888" style:font-name="Courier New" fo:font-size="10pt" officeooo:paragraph-rsid="017a0786" style:font-size-asian="10pt"/>
    </style:style>
    <style:style style:name="P37" style:family="paragraph" style:parent-style-name="Standard">
      <style:paragraph-properties fo:background-color="#ffffff">
        <style:background-image/>
      </style:paragraph-properties>
      <style:text-properties fo:color="#888888" style:font-name="Courier New" fo:font-size="10pt" officeooo:paragraph-rsid="01910a62" style:font-size-asian="10pt"/>
    </style:style>
    <style:style style:name="P38" style:family="paragraph" style:parent-style-name="Standard">
      <style:paragraph-properties fo:background-color="#ffffff">
        <style:background-image/>
      </style:paragraph-properties>
      <style:text-properties fo:color="#888888" style:font-name="Courier New" fo:font-size="10pt" officeooo:paragraph-rsid="01a3b8bd" style:font-size-asian="10pt"/>
    </style:style>
    <style:style style:name="P39" style:family="paragraph" style:parent-style-name="Standard">
      <style:paragraph-properties fo:background-color="#ffffff">
        <style:background-image/>
      </style:paragraph-properties>
      <style:text-properties fo:color="#888888" style:font-name="Courier New" fo:font-size="10pt" officeooo:paragraph-rsid="01b326ae" style:font-size-asian="10pt"/>
    </style:style>
    <style:style style:name="P40" style:family="paragraph" style:parent-style-name="Standard">
      <style:paragraph-properties fo:background-color="#ffffff">
        <style:background-image/>
      </style:paragraph-properties>
      <style:text-properties fo:color="#888888" style:font-name="Courier New" fo:font-size="10pt" officeooo:rsid="01b326ae" officeooo:paragraph-rsid="01b326ae" style:font-size-asian="10pt"/>
    </style:style>
    <style:style style:name="P41" style:family="paragraph" style:parent-style-name="Standard">
      <style:paragraph-properties fo:background-color="#ffffff">
        <style:background-image/>
      </style:paragraph-properties>
      <style:text-properties fo:color="#888888" style:font-name="Courier New" fo:font-size="10pt" officeooo:paragraph-rsid="01b8c071" style:font-size-asian="10pt"/>
    </style:style>
    <style:style style:name="P42" style:family="paragraph" style:parent-style-name="Standard">
      <style:paragraph-properties fo:background-color="#ffffff">
        <style:background-image/>
      </style:paragraph-properties>
      <style:text-properties fo:color="#888888" style:font-name="Courier New" fo:font-size="10pt" officeooo:paragraph-rsid="01beee30" style:font-size-asian="10pt"/>
    </style:style>
    <style:style style:name="P43" style:family="paragraph" style:parent-style-name="Standard">
      <style:paragraph-properties fo:background-color="#ffffff">
        <style:background-image/>
      </style:paragraph-properties>
      <style:text-properties officeooo:paragraph-rsid="0114b8bf"/>
    </style:style>
    <style:style style:name="P44" style:family="paragraph" style:parent-style-name="Standard">
      <style:paragraph-properties fo:background-color="#ffffff">
        <style:background-image/>
      </style:paragraph-properties>
      <style:text-properties officeooo:rsid="01217dc5" officeooo:paragraph-rsid="01217dc5"/>
    </style:style>
    <style:style style:name="P45" style:family="paragraph" style:parent-style-name="Standard">
      <style:paragraph-properties fo:background-color="#ffffff">
        <style:background-image/>
      </style:paragraph-properties>
      <style:text-properties officeooo:rsid="01255b0c" officeooo:paragraph-rsid="01255b0c"/>
    </style:style>
    <style:style style:name="P46" style:family="paragraph" style:parent-style-name="Standard">
      <style:paragraph-properties fo:background-color="#ffffff">
        <style:background-image/>
      </style:paragraph-properties>
      <style:text-properties officeooo:rsid="0123adfd" officeooo:paragraph-rsid="0123adfd"/>
    </style:style>
    <style:style style:name="P47" style:family="paragraph" style:parent-style-name="Standard">
      <style:paragraph-properties fo:background-color="#ffffff">
        <style:background-image/>
      </style:paragraph-properties>
      <style:text-properties officeooo:rsid="012606a5" officeooo:paragraph-rsid="012606a5"/>
    </style:style>
    <style:style style:name="P48" style:family="paragraph" style:parent-style-name="Standard">
      <style:paragraph-properties fo:background-color="#ffffff">
        <style:background-image/>
      </style:paragraph-properties>
      <style:text-properties officeooo:rsid="012606a5" officeooo:paragraph-rsid="012750bd"/>
    </style:style>
    <style:style style:name="P49" style:family="paragraph" style:parent-style-name="Standard">
      <style:paragraph-properties fo:background-color="#ffffff">
        <style:background-image/>
      </style:paragraph-properties>
      <style:text-properties officeooo:paragraph-rsid="012750bd"/>
    </style:style>
    <style:style style:name="P50" style:family="paragraph" style:parent-style-name="Standard">
      <style:paragraph-properties fo:background-color="#ffffff">
        <style:background-image/>
      </style:paragraph-properties>
      <style:text-properties officeooo:rsid="012750bd" officeooo:paragraph-rsid="012750bd"/>
    </style:style>
    <style:style style:name="P51" style:family="paragraph" style:parent-style-name="Standard">
      <style:paragraph-properties fo:background-color="#ffffff">
        <style:background-image/>
      </style:paragraph-properties>
      <style:text-properties officeooo:rsid="012750bd" officeooo:paragraph-rsid="012c25fb"/>
    </style:style>
    <style:style style:name="P52" style:family="paragraph" style:parent-style-name="Standard">
      <style:paragraph-properties fo:background-color="#ffffff">
        <style:background-image/>
      </style:paragraph-properties>
      <style:text-properties officeooo:rsid="01318437" officeooo:paragraph-rsid="01318437"/>
    </style:style>
    <style:style style:name="P53" style:family="paragraph" style:parent-style-name="Standard">
      <style:paragraph-properties fo:background-color="#ffffff">
        <style:background-image/>
      </style:paragraph-properties>
      <style:text-properties officeooo:rsid="01337722" officeooo:paragraph-rsid="01337722"/>
    </style:style>
    <style:style style:name="P54" style:family="paragraph" style:parent-style-name="Standard">
      <style:paragraph-properties fo:background-color="#ffffff">
        <style:background-image/>
      </style:paragraph-properties>
      <style:text-properties officeooo:rsid="01337722" officeooo:paragraph-rsid="01368fbd"/>
    </style:style>
    <style:style style:name="P55" style:family="paragraph" style:parent-style-name="Standard">
      <style:paragraph-properties fo:background-color="#ffffff">
        <style:background-image/>
      </style:paragraph-properties>
      <style:text-properties officeooo:rsid="01337722" officeooo:paragraph-rsid="01523c23"/>
    </style:style>
    <style:style style:name="P56" style:family="paragraph" style:parent-style-name="Standard">
      <style:paragraph-properties fo:background-color="#ffffff">
        <style:background-image/>
      </style:paragraph-properties>
      <style:text-properties officeooo:paragraph-rsid="01337722"/>
    </style:style>
    <style:style style:name="P57" style:family="paragraph" style:parent-style-name="Standard">
      <style:paragraph-properties fo:background-color="#ffffff">
        <style:background-image/>
      </style:paragraph-properties>
      <style:text-properties officeooo:rsid="013ec9d9" officeooo:paragraph-rsid="013ec9d9"/>
    </style:style>
    <style:style style:name="P58" style:family="paragraph" style:parent-style-name="Standard">
      <style:paragraph-properties fo:background-color="#ffffff">
        <style:background-image/>
      </style:paragraph-properties>
      <style:text-properties officeooo:rsid="0140965e" officeooo:paragraph-rsid="0140965e"/>
    </style:style>
    <style:style style:name="P59" style:family="paragraph" style:parent-style-name="Standard">
      <style:paragraph-properties fo:background-color="#ffffff">
        <style:background-image/>
      </style:paragraph-properties>
      <style:text-properties officeooo:rsid="01414b24" officeooo:paragraph-rsid="01414b24"/>
    </style:style>
    <style:style style:name="P60" style:family="paragraph" style:parent-style-name="Standard">
      <style:paragraph-properties fo:background-color="#ffffff">
        <style:background-image/>
      </style:paragraph-properties>
      <style:text-properties officeooo:rsid="0142953e" officeooo:paragraph-rsid="0142953e"/>
    </style:style>
    <style:style style:name="P61" style:family="paragraph" style:parent-style-name="Standard">
      <style:paragraph-properties fo:background-color="#ffffff">
        <style:background-image/>
      </style:paragraph-properties>
      <style:text-properties officeooo:paragraph-rsid="0142953e"/>
    </style:style>
    <style:style style:name="P62" style:family="paragraph" style:parent-style-name="Standard">
      <style:paragraph-properties fo:background-color="#ffffff">
        <style:background-image/>
      </style:paragraph-properties>
      <style:text-properties officeooo:rsid="0143409e" officeooo:paragraph-rsid="0143409e"/>
    </style:style>
    <style:style style:name="P63" style:family="paragraph" style:parent-style-name="Standard">
      <style:paragraph-properties fo:background-color="#ffffff">
        <style:background-image/>
      </style:paragraph-properties>
      <style:text-properties officeooo:rsid="01443c16" officeooo:paragraph-rsid="01443c16"/>
    </style:style>
    <style:style style:name="P64" style:family="paragraph" style:parent-style-name="Standard">
      <style:paragraph-properties fo:background-color="#ffffff">
        <style:background-image/>
      </style:paragraph-properties>
      <style:text-properties officeooo:rsid="0145ce77" officeooo:paragraph-rsid="0145ce77"/>
    </style:style>
    <style:style style:name="P65" style:family="paragraph" style:parent-style-name="Standard">
      <style:paragraph-properties fo:background-color="#ffffff">
        <style:background-image/>
      </style:paragraph-properties>
      <style:text-properties officeooo:paragraph-rsid="0145ce77"/>
    </style:style>
    <style:style style:name="P66" style:family="paragraph" style:parent-style-name="Standard">
      <style:paragraph-properties fo:background-color="#ffffff">
        <style:background-image/>
      </style:paragraph-properties>
      <style:text-properties officeooo:rsid="0146c68c" officeooo:paragraph-rsid="0146c68c"/>
    </style:style>
    <style:style style:name="P67" style:family="paragraph" style:parent-style-name="Standard">
      <style:paragraph-properties fo:background-color="#ffffff">
        <style:background-image/>
      </style:paragraph-properties>
      <style:text-properties officeooo:rsid="01495bc6" officeooo:paragraph-rsid="01495bc6"/>
    </style:style>
    <style:style style:name="P68" style:family="paragraph" style:parent-style-name="Standard">
      <style:paragraph-properties fo:background-color="#ffffff">
        <style:background-image/>
      </style:paragraph-properties>
      <style:text-properties officeooo:rsid="014dd07c" officeooo:paragraph-rsid="014e5501"/>
    </style:style>
    <style:style style:name="P69" style:family="paragraph" style:parent-style-name="Standard">
      <style:paragraph-properties fo:background-color="#ffffff">
        <style:background-image/>
      </style:paragraph-properties>
      <style:text-properties officeooo:paragraph-rsid="014e5501"/>
    </style:style>
    <style:style style:name="P70" style:family="paragraph" style:parent-style-name="Standard">
      <style:paragraph-properties fo:background-color="#ffffff">
        <style:background-image/>
      </style:paragraph-properties>
      <style:text-properties officeooo:rsid="014f33bc" officeooo:paragraph-rsid="014f33bc"/>
    </style:style>
    <style:style style:name="P71" style:family="paragraph" style:parent-style-name="Standard">
      <style:paragraph-properties fo:background-color="#ffffff">
        <style:background-image/>
      </style:paragraph-properties>
      <style:text-properties officeooo:rsid="014fd74e" officeooo:paragraph-rsid="014fd74e"/>
    </style:style>
    <style:style style:name="P72" style:family="paragraph" style:parent-style-name="Standard">
      <style:paragraph-properties fo:background-color="#ffffff">
        <style:background-image/>
      </style:paragraph-properties>
      <style:text-properties officeooo:paragraph-rsid="01523c23"/>
    </style:style>
    <style:style style:name="P73" style:family="paragraph" style:parent-style-name="Standard">
      <style:paragraph-properties fo:background-color="#ffffff">
        <style:background-image/>
      </style:paragraph-properties>
      <style:text-properties officeooo:rsid="01540253" officeooo:paragraph-rsid="01540253"/>
    </style:style>
    <style:style style:name="P74" style:family="paragraph" style:parent-style-name="Standard">
      <style:paragraph-properties fo:background-color="#ffffff">
        <style:background-image/>
      </style:paragraph-properties>
      <style:text-properties officeooo:rsid="0155d925" officeooo:paragraph-rsid="0155d925"/>
    </style:style>
    <style:style style:name="P75" style:family="paragraph" style:parent-style-name="Standard">
      <style:paragraph-properties fo:background-color="#ffffff">
        <style:background-image/>
      </style:paragraph-properties>
      <style:text-properties officeooo:rsid="0155d925" officeooo:paragraph-rsid="016243bb"/>
    </style:style>
    <style:style style:name="P76" style:family="paragraph" style:parent-style-name="Standard">
      <style:paragraph-properties fo:background-color="#ffffff">
        <style:background-image/>
      </style:paragraph-properties>
      <style:text-properties officeooo:rsid="0155d925" officeooo:paragraph-rsid="016b3998"/>
    </style:style>
    <style:style style:name="P77" style:family="paragraph" style:parent-style-name="Standard">
      <style:paragraph-properties fo:background-color="#ffffff">
        <style:background-image/>
      </style:paragraph-properties>
      <style:text-properties officeooo:paragraph-rsid="016243bb"/>
    </style:style>
    <style:style style:name="P78" style:family="paragraph" style:parent-style-name="Standard">
      <style:paragraph-properties fo:background-color="#ffffff">
        <style:background-image/>
      </style:paragraph-properties>
      <style:text-properties officeooo:rsid="016243bb" officeooo:paragraph-rsid="016243bb"/>
    </style:style>
    <style:style style:name="P79" style:family="paragraph" style:parent-style-name="Standard">
      <style:paragraph-properties fo:background-color="#ffffff">
        <style:background-image/>
      </style:paragraph-properties>
      <style:text-properties officeooo:paragraph-rsid="016b3998"/>
    </style:style>
    <style:style style:name="P80" style:family="paragraph" style:parent-style-name="Standard">
      <style:paragraph-properties fo:background-color="#ffffff">
        <style:background-image/>
      </style:paragraph-properties>
      <style:text-properties officeooo:rsid="016c3591" officeooo:paragraph-rsid="016c3591"/>
    </style:style>
    <style:style style:name="P81" style:family="paragraph" style:parent-style-name="Standard">
      <style:paragraph-properties fo:background-color="#ffffff">
        <style:background-image/>
      </style:paragraph-properties>
      <style:text-properties officeooo:paragraph-rsid="016e19c9"/>
    </style:style>
    <style:style style:name="P82" style:family="paragraph" style:parent-style-name="Standard">
      <style:paragraph-properties fo:background-color="#ffffff">
        <style:background-image/>
      </style:paragraph-properties>
      <style:text-properties officeooo:paragraph-rsid="01724049"/>
    </style:style>
    <style:style style:name="P83" style:family="paragraph" style:parent-style-name="Standard">
      <style:paragraph-properties fo:background-color="#ffffff">
        <style:background-image/>
      </style:paragraph-properties>
      <style:text-properties officeooo:rsid="0173f7bd" officeooo:paragraph-rsid="0173f7bd"/>
    </style:style>
    <style:style style:name="P84" style:family="paragraph" style:parent-style-name="Standard">
      <style:paragraph-properties fo:background-color="#ffffff">
        <style:background-image/>
      </style:paragraph-properties>
      <style:text-properties officeooo:rsid="0173f7bd" officeooo:paragraph-rsid="017403ac"/>
    </style:style>
    <style:style style:name="P85" style:family="paragraph" style:parent-style-name="Standard">
      <style:paragraph-properties fo:background-color="#ffffff">
        <style:background-image/>
      </style:paragraph-properties>
      <style:text-properties officeooo:rsid="0174ca0d" officeooo:paragraph-rsid="01540253"/>
    </style:style>
    <style:style style:name="P86" style:family="paragraph" style:parent-style-name="Standard">
      <style:paragraph-properties fo:background-color="#ffffff">
        <style:background-image/>
      </style:paragraph-properties>
      <style:text-properties officeooo:rsid="0174ca0d" officeooo:paragraph-rsid="0174ca0d"/>
    </style:style>
    <style:style style:name="P87" style:family="paragraph" style:parent-style-name="Standard">
      <style:paragraph-properties fo:background-color="#ffffff">
        <style:background-image/>
      </style:paragraph-properties>
      <style:text-properties officeooo:rsid="0174ca0d" officeooo:paragraph-rsid="017a0786"/>
    </style:style>
    <style:style style:name="P88" style:family="paragraph" style:parent-style-name="Standard">
      <style:paragraph-properties fo:background-color="#ffffff">
        <style:background-image/>
      </style:paragraph-properties>
      <style:text-properties officeooo:rsid="0174ca0d" officeooo:paragraph-rsid="01910a62"/>
    </style:style>
    <style:style style:name="P89" style:family="paragraph" style:parent-style-name="Standard">
      <style:paragraph-properties fo:background-color="#ffffff">
        <style:background-image/>
      </style:paragraph-properties>
      <style:text-properties officeooo:paragraph-rsid="0174ca0d"/>
    </style:style>
    <style:style style:name="P90" style:family="paragraph" style:parent-style-name="Standard">
      <style:paragraph-properties fo:background-color="#ffffff">
        <style:background-image/>
      </style:paragraph-properties>
      <style:text-properties officeooo:rsid="01757029" officeooo:paragraph-rsid="01757029"/>
    </style:style>
    <style:style style:name="P91" style:family="paragraph" style:parent-style-name="Standard">
      <style:paragraph-properties fo:background-color="#ffffff">
        <style:background-image/>
      </style:paragraph-properties>
      <style:text-properties officeooo:rsid="0176d7c3" officeooo:paragraph-rsid="0176d7c3"/>
    </style:style>
    <style:style style:name="P92" style:family="paragraph" style:parent-style-name="Standard">
      <style:paragraph-properties fo:background-color="#ffffff">
        <style:background-image/>
      </style:paragraph-properties>
      <style:text-properties officeooo:rsid="01771cf2" officeooo:paragraph-rsid="01771cf2"/>
    </style:style>
    <style:style style:name="P93" style:family="paragraph" style:parent-style-name="Standard">
      <style:paragraph-properties fo:background-color="#ffffff">
        <style:background-image/>
      </style:paragraph-properties>
      <style:text-properties officeooo:paragraph-rsid="017a0786"/>
    </style:style>
    <style:style style:name="P94" style:family="paragraph" style:parent-style-name="Standard">
      <style:paragraph-properties fo:background-color="#ffffff">
        <style:background-image/>
      </style:paragraph-properties>
      <style:text-properties officeooo:rsid="017b8180" officeooo:paragraph-rsid="017b8180"/>
    </style:style>
    <style:style style:name="P95" style:family="paragraph" style:parent-style-name="Standard">
      <style:paragraph-properties fo:background-color="#ffffff">
        <style:background-image/>
      </style:paragraph-properties>
      <style:text-properties officeooo:rsid="017d219b" officeooo:paragraph-rsid="017d219b"/>
    </style:style>
    <style:style style:name="P96" style:family="paragraph" style:parent-style-name="Standard">
      <style:paragraph-properties fo:background-color="#ffffff">
        <style:background-image/>
      </style:paragraph-properties>
      <style:text-properties officeooo:rsid="018729e8" officeooo:paragraph-rsid="018729e8"/>
    </style:style>
    <style:style style:name="P97" style:family="paragraph" style:parent-style-name="Standard">
      <style:paragraph-properties fo:background-color="#ffffff">
        <style:background-image/>
      </style:paragraph-properties>
      <style:text-properties officeooo:paragraph-rsid="01910a62"/>
    </style:style>
    <style:style style:name="P98" style:family="paragraph" style:parent-style-name="Standard">
      <style:paragraph-properties fo:background-color="#ffffff">
        <style:background-image/>
      </style:paragraph-properties>
      <style:text-properties officeooo:rsid="019472a6" officeooo:paragraph-rsid="019472a6"/>
    </style:style>
    <style:style style:name="P99" style:family="paragraph" style:parent-style-name="Standard">
      <style:paragraph-properties fo:background-color="#ffffff">
        <style:background-image/>
      </style:paragraph-properties>
      <style:text-properties officeooo:rsid="01979722" officeooo:paragraph-rsid="01979722"/>
    </style:style>
    <style:style style:name="P100" style:family="paragraph" style:parent-style-name="Standard">
      <style:paragraph-properties fo:background-color="#ffffff">
        <style:background-image/>
      </style:paragraph-properties>
      <style:text-properties officeooo:rsid="019e11f0" officeooo:paragraph-rsid="019e11f0"/>
    </style:style>
    <style:style style:name="P101" style:family="paragraph" style:parent-style-name="Standard">
      <style:paragraph-properties fo:background-color="#ffffff">
        <style:background-image/>
      </style:paragraph-properties>
      <style:text-properties officeooo:rsid="01a3b8bd" officeooo:paragraph-rsid="01a3b8bd"/>
    </style:style>
    <style:style style:name="P102" style:family="paragraph" style:parent-style-name="Standard">
      <style:paragraph-properties fo:background-color="#ffffff">
        <style:background-image/>
      </style:paragraph-properties>
      <style:text-properties officeooo:paragraph-rsid="01a3b8bd"/>
    </style:style>
    <style:style style:name="P103" style:family="paragraph" style:parent-style-name="Standard">
      <style:paragraph-properties fo:background-color="#ffffff">
        <style:background-image/>
      </style:paragraph-properties>
      <style:text-properties officeooo:rsid="01a4412b" officeooo:paragraph-rsid="01a4412b"/>
    </style:style>
    <style:style style:name="P104" style:family="paragraph" style:parent-style-name="Standard">
      <style:paragraph-properties fo:background-color="#ffffff">
        <style:background-image/>
      </style:paragraph-properties>
      <style:text-properties officeooo:rsid="01a63fe5" officeooo:paragraph-rsid="01a63fe5"/>
    </style:style>
    <style:style style:name="P105" style:family="paragraph" style:parent-style-name="Standard">
      <style:paragraph-properties fo:background-color="#ffffff">
        <style:background-image/>
      </style:paragraph-properties>
      <style:text-properties officeooo:rsid="01a6c8c2" officeooo:paragraph-rsid="01a6c8c2"/>
    </style:style>
    <style:style style:name="P106" style:family="paragraph" style:parent-style-name="Standard">
      <style:paragraph-properties fo:background-color="#ffffff">
        <style:background-image/>
      </style:paragraph-properties>
      <style:text-properties officeooo:rsid="01a9a6ea" officeooo:paragraph-rsid="01a9a6ea"/>
    </style:style>
    <style:style style:name="P107" style:family="paragraph" style:parent-style-name="Standard">
      <style:paragraph-properties fo:background-color="#ffffff">
        <style:background-image/>
      </style:paragraph-properties>
      <style:text-properties officeooo:rsid="01aa5a0f" officeooo:paragraph-rsid="01aa5a0f"/>
    </style:style>
    <style:style style:name="P108" style:family="paragraph" style:parent-style-name="Standard">
      <style:paragraph-properties fo:background-color="#ffffff">
        <style:background-image/>
      </style:paragraph-properties>
      <style:text-properties officeooo:rsid="01ab0763" officeooo:paragraph-rsid="01ab0763"/>
    </style:style>
    <style:style style:name="P109" style:family="paragraph" style:parent-style-name="Standard">
      <style:paragraph-properties fo:background-color="#ffffff">
        <style:background-image/>
      </style:paragraph-properties>
      <style:text-properties officeooo:rsid="01ab0763" officeooo:paragraph-rsid="01beee30"/>
    </style:style>
    <style:style style:name="P110" style:family="paragraph" style:parent-style-name="Standard">
      <style:paragraph-properties fo:background-color="#ffffff">
        <style:background-image/>
      </style:paragraph-properties>
      <style:text-properties fo:color="#ff00ff" style:font-name="Courier New" fo:font-size="10pt" officeooo:rsid="0188c8c5" officeooo:paragraph-rsid="0188c8c5" style:font-size-asian="10pt"/>
    </style:style>
    <style:style style:name="P111" style:family="paragraph" style:parent-style-name="Standard">
      <style:paragraph-properties fo:background-color="#ffffff">
        <style:background-image/>
      </style:paragraph-properties>
      <style:text-properties fo:color="#ff00ff" style:font-name="Courier New" fo:font-size="10pt" officeooo:rsid="016e19c9" officeooo:paragraph-rsid="016e7126" style:font-size-asian="10pt"/>
    </style:style>
    <style:style style:name="P112" style:family="paragraph" style:parent-style-name="Standard">
      <style:paragraph-properties fo:background-color="#ffffff">
        <style:background-image/>
      </style:paragraph-properties>
      <style:text-properties fo:color="#ff00ff" style:font-name="Courier New" fo:font-size="10pt" officeooo:rsid="019b8303" officeooo:paragraph-rsid="019b8303" style:font-size-asian="10pt"/>
    </style:style>
    <style:style style:name="P113" style:family="paragraph" style:parent-style-name="Standard">
      <style:paragraph-properties fo:background-color="#ffffff">
        <style:background-image/>
      </style:paragraph-properties>
      <style:text-properties fo:color="#000000" style:font-name="Courier New" fo:font-size="10pt" officeooo:rsid="01a3b8bd" officeooo:paragraph-rsid="01a3b8bd" style:font-size-asian="10pt"/>
    </style:style>
    <style:style style:name="P114" style:family="paragraph" style:parent-style-name="Standard">
      <style:paragraph-properties fo:background-color="#ffffff">
        <style:background-image/>
      </style:paragraph-properties>
      <style:text-properties officeooo:rsid="01b326ae" officeooo:paragraph-rsid="01b326ae"/>
    </style:style>
    <style:style style:name="P115" style:family="paragraph" style:parent-style-name="Standard">
      <style:paragraph-properties fo:background-color="#ffffff">
        <style:background-image/>
      </style:paragraph-properties>
      <style:text-properties officeooo:paragraph-rsid="01b326ae"/>
    </style:style>
    <style:style style:name="P116" style:family="paragraph" style:parent-style-name="Standard">
      <style:paragraph-properties fo:background-color="#ffffff">
        <style:background-image/>
      </style:paragraph-properties>
      <style:text-properties officeooo:rsid="01b67a70" officeooo:paragraph-rsid="01b67a70"/>
    </style:style>
    <style:style style:name="P117" style:family="paragraph" style:parent-style-name="Standard">
      <style:paragraph-properties fo:background-color="#ffffff">
        <style:background-image/>
      </style:paragraph-properties>
      <style:text-properties officeooo:rsid="01b7bfb6" officeooo:paragraph-rsid="01b7bfb6"/>
    </style:style>
    <style:style style:name="P118" style:family="paragraph" style:parent-style-name="Standard">
      <style:paragraph-properties fo:background-color="#ffffff">
        <style:background-image/>
      </style:paragraph-properties>
      <style:text-properties officeooo:rsid="01b8c071" officeooo:paragraph-rsid="01b8c071"/>
    </style:style>
    <style:style style:name="P119" style:family="paragraph" style:parent-style-name="Standard">
      <style:paragraph-properties fo:background-color="#ffffff">
        <style:background-image/>
      </style:paragraph-properties>
      <style:text-properties officeooo:paragraph-rsid="01b8c071"/>
    </style:style>
    <style:style style:name="P120" style:family="paragraph" style:parent-style-name="Standard">
      <style:paragraph-properties fo:background-color="#ffffff">
        <style:background-image/>
      </style:paragraph-properties>
      <style:text-properties officeooo:rsid="01b96797" officeooo:paragraph-rsid="01b96797"/>
    </style:style>
    <style:style style:name="P121" style:family="paragraph" style:parent-style-name="Standard">
      <style:paragraph-properties fo:background-color="#ffffff">
        <style:background-image/>
      </style:paragraph-properties>
      <style:text-properties officeooo:paragraph-rsid="01beee30"/>
    </style:style>
    <style:style style:name="P122" style:family="paragraph" style:parent-style-name="Standard">
      <style:paragraph-properties fo:background-color="#ffffff">
        <style:background-image/>
      </style:paragraph-properties>
      <style:text-properties officeooo:rsid="01c0c3d8" officeooo:paragraph-rsid="01c0c3d8"/>
    </style:style>
    <style:style style:name="P123" style:family="paragraph" style:parent-style-name="Standard">
      <style:paragraph-properties fo:background-color="#ffffff">
        <style:background-image/>
      </style:paragraph-properties>
      <style:text-properties officeooo:rsid="01c0c3d8" officeooo:paragraph-rsid="01c951a9"/>
    </style:style>
    <style:style style:name="P124" style:family="paragraph" style:parent-style-name="Standard">
      <style:paragraph-properties fo:background-color="#ffffff">
        <style:background-image/>
      </style:paragraph-properties>
      <style:text-properties officeooo:rsid="01c2354e" officeooo:paragraph-rsid="01c2354e"/>
    </style:style>
    <style:style style:name="P125" style:family="paragraph" style:parent-style-name="Standard">
      <style:paragraph-properties fo:background-color="#ffffff">
        <style:background-image/>
      </style:paragraph-properties>
      <style:text-properties officeooo:rsid="01c2354e" officeooo:paragraph-rsid="01c951a9"/>
    </style:style>
    <style:style style:name="P126" style:family="paragraph" style:parent-style-name="Standard">
      <style:paragraph-properties fo:background-color="#ffffff">
        <style:background-image/>
      </style:paragraph-properties>
      <style:text-properties officeooo:rsid="01c38389" officeooo:paragraph-rsid="01c38389"/>
    </style:style>
    <style:style style:name="P127" style:family="paragraph" style:parent-style-name="Standard">
      <style:paragraph-properties fo:background-color="#ffffff">
        <style:background-image/>
      </style:paragraph-properties>
      <style:text-properties officeooo:rsid="01beee30" officeooo:paragraph-rsid="01beee30"/>
    </style:style>
    <style:style style:name="P128" style:family="paragraph" style:parent-style-name="Standard">
      <style:paragraph-properties fo:background-color="#ffffff">
        <style:background-image/>
      </style:paragraph-properties>
      <style:text-properties officeooo:rsid="01cbd9d1" officeooo:paragraph-rsid="01cbd9d1"/>
    </style:style>
    <style:style style:name="P129" style:family="paragraph" style:parent-style-name="Standard">
      <style:paragraph-properties fo:background-color="#ffffff">
        <style:background-image/>
      </style:paragraph-properties>
      <style:text-properties officeooo:rsid="01d273bd" officeooo:paragraph-rsid="01d273bd"/>
    </style:style>
    <style:style style:name="P130" style:family="paragraph" style:parent-style-name="Standard">
      <style:paragraph-properties fo:background-color="#ffffff">
        <style:background-image/>
      </style:paragraph-properties>
      <style:text-properties officeooo:rsid="01d348cc" officeooo:paragraph-rsid="01d348cc"/>
    </style:style>
    <style:style style:name="P131" style:family="paragraph" style:parent-style-name="Standard">
      <style:paragraph-properties fo:background-color="#ffffff">
        <style:background-image/>
      </style:paragraph-properties>
      <style:text-properties officeooo:rsid="01d3ca8a" officeooo:paragraph-rsid="01d3ca8a"/>
    </style:style>
    <style:style style:name="P132" style:family="paragraph" style:parent-style-name="Standard">
      <style:paragraph-properties fo:background-color="#ffffff">
        <style:background-image/>
      </style:paragraph-properties>
      <style:text-properties officeooo:rsid="01d6afc3" officeooo:paragraph-rsid="01d6afc3"/>
    </style:style>
    <style:style style:name="P133" style:family="paragraph" style:parent-style-name="Standard">
      <style:paragraph-properties fo:background-color="#ffffff">
        <style:background-image/>
      </style:paragraph-properties>
      <style:text-properties officeooo:rsid="01d7617f" officeooo:paragraph-rsid="01d7617f"/>
    </style:style>
    <style:style style:name="P134" style:family="paragraph" style:parent-style-name="Standard">
      <style:paragraph-properties fo:background-color="#ffffff">
        <style:background-image/>
      </style:paragraph-properties>
      <style:text-properties fo:font-style="italic" officeooo:rsid="01c0c3d8" officeooo:paragraph-rsid="01c0c3d8" style:font-style-asian="italic" style:font-style-complex="italic"/>
    </style:style>
    <style:style style:name="P135" style:family="paragraph" style:parent-style-name="Standard">
      <style:paragraph-properties fo:background-color="#ffffff">
        <style:background-image/>
      </style:paragraph-properties>
      <style:text-properties officeooo:rsid="01e0399b" officeooo:paragraph-rsid="01e0399b"/>
    </style:style>
    <style:style style:name="P136" style:family="paragraph" style:parent-style-name="Standard">
      <style:paragraph-properties fo:background-color="#ffffff">
        <style:background-image/>
      </style:paragraph-properties>
      <style:text-properties officeooo:rsid="01e5fdf1" officeooo:paragraph-rsid="01e5fdf1"/>
    </style:style>
    <style:style style:name="P137" style:family="paragraph" style:parent-style-name="Standard">
      <style:paragraph-properties fo:background-color="#ffffff">
        <style:background-image/>
      </style:paragraph-properties>
      <style:text-properties officeooo:rsid="01e7539e" officeooo:paragraph-rsid="01e7539e"/>
    </style:style>
    <style:style style:name="P138" style:family="paragraph" style:parent-style-name="Standard">
      <style:paragraph-properties fo:background-color="#ffffff">
        <style:background-image/>
      </style:paragraph-properties>
      <style:text-properties officeooo:rsid="01ebec7d" officeooo:paragraph-rsid="01ebec7d"/>
    </style:style>
    <style:style style:name="P139" style:family="paragraph" style:parent-style-name="Standard">
      <style:paragraph-properties fo:background-color="#ffffff">
        <style:background-image/>
      </style:paragraph-properties>
      <style:text-properties officeooo:paragraph-rsid="01ebec7d"/>
    </style:style>
    <style:style style:name="P140" style:family="paragraph" style:parent-style-name="Standard">
      <style:paragraph-properties fo:background-color="#ffffff">
        <style:background-image/>
      </style:paragraph-properties>
      <style:text-properties officeooo:paragraph-rsid="01ecc514"/>
    </style:style>
    <style:style style:name="P141" style:family="paragraph" style:parent-style-name="Standard">
      <style:paragraph-properties fo:background-color="#ffffff">
        <style:background-image/>
      </style:paragraph-properties>
      <style:text-properties officeooo:rsid="01f2f8cc" officeooo:paragraph-rsid="01f2f8cc"/>
    </style:style>
    <style:style style:name="P142" style:family="paragraph" style:parent-style-name="Standard">
      <style:paragraph-properties fo:background-color="#ffffff">
        <style:background-image/>
      </style:paragraph-properties>
      <style:text-properties officeooo:rsid="01f38576" officeooo:paragraph-rsid="01f38576"/>
    </style:style>
    <style:style style:name="P143" style:family="paragraph" style:parent-style-name="Standard">
      <style:paragraph-properties fo:background-color="#ffffff">
        <style:background-image/>
      </style:paragraph-properties>
      <style:text-properties officeooo:paragraph-rsid="01f7412f"/>
    </style:style>
    <style:style style:name="P144" style:family="paragraph" style:parent-style-name="Standard">
      <style:paragraph-properties fo:background-color="#ffffff">
        <style:background-image/>
      </style:paragraph-properties>
      <style:text-properties officeooo:rsid="01fbe7cc" officeooo:paragraph-rsid="01fbe7cc"/>
    </style:style>
    <style:style style:name="P145" style:family="paragraph" style:parent-style-name="Standard">
      <style:paragraph-properties fo:background-color="#ffffff">
        <style:background-image/>
      </style:paragraph-properties>
      <style:text-properties officeooo:rsid="01fbe7cc" officeooo:paragraph-rsid="01ff3f64"/>
    </style:style>
    <style:style style:name="P146" style:family="paragraph" style:parent-style-name="Standard">
      <style:paragraph-properties fo:background-color="#ffffff">
        <style:background-image/>
      </style:paragraph-properties>
      <style:text-properties officeooo:paragraph-rsid="01ff3f64"/>
    </style:style>
    <style:style style:name="P147" style:family="paragraph" style:parent-style-name="Standard">
      <style:paragraph-properties fo:background-color="#ffffff">
        <style:background-image/>
      </style:paragraph-properties>
      <style:text-properties officeooo:rsid="01ffbc44" officeooo:paragraph-rsid="01ffbc44"/>
    </style:style>
    <style:style style:name="P148" style:family="paragraph" style:parent-style-name="Standard">
      <style:paragraph-properties fo:background-color="#ffffff">
        <style:background-image/>
      </style:paragraph-properties>
      <style:text-properties officeooo:rsid="02014626" officeooo:paragraph-rsid="02014626"/>
    </style:style>
    <style:style style:name="P149" style:family="paragraph" style:parent-style-name="Standard">
      <style:paragraph-properties fo:background-color="#ffffff">
        <style:background-image/>
      </style:paragraph-properties>
      <style:text-properties officeooo:rsid="02014626" officeooo:paragraph-rsid="020249bd"/>
    </style:style>
    <style:style style:name="P150" style:family="paragraph" style:parent-style-name="Standard">
      <style:paragraph-properties fo:background-color="#ffffff">
        <style:background-image/>
      </style:paragraph-properties>
      <style:text-properties officeooo:paragraph-rsid="020249bd"/>
    </style:style>
    <style:style style:name="P151" style:family="paragraph" style:parent-style-name="Standard">
      <style:paragraph-properties fo:background-color="#ffffff">
        <style:background-image/>
      </style:paragraph-properties>
      <style:text-properties officeooo:rsid="02041bde" officeooo:paragraph-rsid="02041bde"/>
    </style:style>
    <style:style style:name="P152" style:family="paragraph" style:parent-style-name="Standard">
      <style:paragraph-properties fo:background-color="#ffffff">
        <style:background-image/>
      </style:paragraph-properties>
      <style:text-properties officeooo:paragraph-rsid="0205082e"/>
    </style:style>
    <style:style style:name="P153" style:family="paragraph" style:parent-style-name="Standard">
      <style:paragraph-properties fo:background-color="#ffffff">
        <style:background-image/>
      </style:paragraph-properties>
      <style:text-properties officeooo:rsid="0205e674" officeooo:paragraph-rsid="0205e674"/>
    </style:style>
    <style:style style:name="P154" style:family="paragraph" style:parent-style-name="Standard">
      <style:paragraph-properties fo:background-color="#ffffff">
        <style:background-image/>
      </style:paragraph-properties>
      <style:text-properties officeooo:rsid="02072d90" officeooo:paragraph-rsid="02072d90"/>
    </style:style>
    <style:style style:name="P155" style:family="paragraph" style:parent-style-name="Standard">
      <style:paragraph-properties fo:background-color="#ffffff">
        <style:background-image/>
      </style:paragraph-properties>
      <style:text-properties officeooo:rsid="02077738" officeooo:paragraph-rsid="02077738"/>
    </style:style>
    <style:style style:name="P156" style:family="paragraph" style:parent-style-name="Standard">
      <style:paragraph-properties fo:background-color="#ffffff">
        <style:background-image/>
      </style:paragraph-properties>
      <style:text-properties officeooo:rsid="020a17f3" officeooo:paragraph-rsid="020a17f3"/>
    </style:style>
    <style:style style:name="P157" style:family="paragraph" style:parent-style-name="Standard">
      <style:paragraph-properties fo:text-align="center" style:justify-single-word="false" fo:break-before="page"/>
      <style:text-properties fo:font-size="26pt" fo:language="fr" fo:country="FR" fo:font-weight="bold" officeooo:rsid="0088a2f3" officeooo:paragraph-rsid="0088a2f3" style:font-size-asian="26pt" style:font-weight-asian="bold" style:font-size-complex="26pt" style:font-weight-complex="bold"/>
    </style:style>
    <style:style style:name="P158" style:family="paragraph" style:parent-style-name="Heading_20_1">
      <style:paragraph-properties fo:break-before="page"/>
      <style:text-properties fo:font-size="16pt" fo:font-weight="bold" style:font-size-asian="16pt" style:font-weight-asian="bold" style:font-size-complex="16pt" style:font-weight-complex="bold"/>
    </style:style>
    <style:style style:name="P159" style:family="paragraph" style:parent-style-name="Heading_20_2">
      <style:paragraph-properties fo:break-before="page"/>
    </style:style>
    <style:style style:name="P160" style:family="paragraph" style:parent-style-name="Heading_20_2">
      <style:paragraph-properties fo:break-before="page"/>
      <style:text-properties fo:font-weight="bold" style:font-weight-asian="bold" style:font-weight-complex="bold"/>
    </style:style>
    <style:style style:name="P161" style:family="paragraph" style:parent-style-name="Standard">
      <style:paragraph-properties fo:break-before="page" fo:background-color="#ffffff">
        <style:background-image/>
      </style:paragraph-properties>
      <style:text-properties officeooo:rsid="02041bde" officeooo:paragraph-rsid="02041bde"/>
    </style:style>
    <style:style style:name="P162" style:family="paragraph" style:parent-style-name="Heading_20_1">
      <style:text-properties fo:font-size="16pt" fo:font-weight="bold" style:font-size-asian="16pt" style:font-weight-asian="bold" style:font-size-complex="16pt" style:font-weight-complex="bold"/>
    </style:style>
    <style:style style:name="P163" style:family="paragraph" style:parent-style-name="Standard">
      <style:text-properties officeooo:rsid="020c3504" officeooo:paragraph-rsid="020c3504"/>
    </style:style>
    <style:style style:name="P164" style:family="paragraph" style:parent-style-name="Standard" style:list-style-name="L1">
      <style:paragraph-properties fo:background-color="#ffffff">
        <style:background-image/>
      </style:paragraph-properties>
      <style:text-properties officeooo:rsid="011ab3f4" officeooo:paragraph-rsid="011ab3f4"/>
    </style:style>
    <style:style style:name="P165" style:family="paragraph" style:parent-style-name="Standard" style:list-style-name="L1">
      <style:paragraph-properties fo:background-color="#ffffff">
        <style:background-image/>
      </style:paragraph-properties>
      <style:text-properties officeooo:rsid="011c2f60" officeooo:paragraph-rsid="01209b55"/>
    </style:style>
    <style:style style:name="P166" style:family="paragraph" style:parent-style-name="Standard" style:list-style-name="L1">
      <style:paragraph-properties fo:background-color="#ffffff">
        <style:background-image/>
      </style:paragraph-properties>
      <style:text-properties officeooo:rsid="01209b55" officeooo:paragraph-rsid="01209b55"/>
    </style:style>
    <style:style style:name="P167" style:family="paragraph" style:parent-style-name="Standard" style:list-style-name="L1">
      <style:paragraph-properties fo:background-color="#ffffff">
        <style:background-image/>
      </style:paragraph-properties>
      <style:text-properties officeooo:rsid="011ea14b" officeooo:paragraph-rsid="011ea14b"/>
    </style:style>
    <style:style style:name="P168" style:family="paragraph" style:parent-style-name="Standard" style:list-style-name="L1">
      <style:paragraph-properties fo:background-color="#ffffff">
        <style:background-image/>
      </style:paragraph-properties>
      <style:text-properties officeooo:rsid="011f1b43" officeooo:paragraph-rsid="011f1b43"/>
    </style:style>
    <style:style style:name="P169" style:family="paragraph" style:parent-style-name="Standard" style:list-style-name="L1">
      <style:paragraph-properties fo:background-color="#ffffff">
        <style:background-image/>
      </style:paragraph-properties>
      <style:text-properties officeooo:rsid="0121665d" officeooo:paragraph-rsid="0121665d"/>
    </style:style>
    <style:style style:name="P170" style:family="paragraph" style:parent-style-name="Standard" style:list-style-name="L2">
      <style:paragraph-properties fo:background-color="#ffffff">
        <style:background-image/>
      </style:paragraph-properties>
      <style:text-properties officeooo:paragraph-rsid="01368fbd"/>
    </style:style>
    <style:style style:name="P171" style:family="paragraph" style:parent-style-name="Standard" style:list-style-name="L2">
      <style:paragraph-properties fo:background-color="#ffffff">
        <style:background-image/>
      </style:paragraph-properties>
      <style:text-properties officeooo:paragraph-rsid="0137d596"/>
    </style:style>
    <style:style style:name="P172" style:family="paragraph" style:parent-style-name="Standard" style:list-style-name="L2">
      <style:paragraph-properties fo:background-color="#ffffff">
        <style:background-image/>
      </style:paragraph-properties>
      <style:text-properties officeooo:paragraph-rsid="01377eb8"/>
    </style:style>
    <style:style style:name="P173" style:family="paragraph" style:parent-style-name="Standard" style:list-style-name="L2">
      <style:paragraph-properties fo:background-color="#ffffff">
        <style:background-image/>
      </style:paragraph-properties>
      <style:text-properties officeooo:rsid="01368fbd" officeooo:paragraph-rsid="0137d596"/>
    </style:style>
    <style:style style:name="P174" style:family="paragraph" style:parent-style-name="Standard" style:list-style-name="L2">
      <style:paragraph-properties fo:background-color="#ffffff">
        <style:background-image/>
      </style:paragraph-properties>
      <style:text-properties officeooo:rsid="01377eb8" officeooo:paragraph-rsid="01377eb8"/>
    </style:style>
    <style:style style:name="P175" style:family="paragraph" style:parent-style-name="Standard" style:list-style-name="L3">
      <style:paragraph-properties fo:background-color="#ffffff">
        <style:background-image/>
      </style:paragraph-properties>
      <style:text-properties officeooo:rsid="019942c6" officeooo:paragraph-rsid="019942c6"/>
    </style:style>
    <style:style style:name="P176" style:family="paragraph" style:parent-style-name="Standard" style:list-style-name="L3">
      <style:paragraph-properties fo:background-color="#ffffff">
        <style:background-image/>
      </style:paragraph-properties>
      <style:text-properties officeooo:rsid="019b8303" officeooo:paragraph-rsid="019b8303"/>
    </style:style>
    <style:style style:name="P177" style:family="paragraph" style:parent-style-name="Standard" style:list-style-name="L3">
      <style:paragraph-properties fo:background-color="#ffffff">
        <style:background-image/>
      </style:paragraph-properties>
      <style:text-properties officeooo:rsid="019bd23c" officeooo:paragraph-rsid="019bd23c"/>
    </style:style>
    <style:style style:name="P178" style:family="paragraph" style:parent-style-name="Standard" style:list-style-name="L4">
      <style:paragraph-properties fo:background-color="#ffffff">
        <style:background-image/>
      </style:paragraph-properties>
      <style:text-properties officeooo:rsid="01a63fe5" officeooo:paragraph-rsid="01a63fe5"/>
    </style:style>
    <style:style style:name="P179" style:family="paragraph" style:parent-style-name="Standard" style:list-style-name="L5">
      <style:paragraph-properties fo:background-color="#ffffff">
        <style:background-image/>
      </style:paragraph-properties>
      <style:text-properties officeooo:rsid="01b67a70" officeooo:paragraph-rsid="01b67a70"/>
    </style:style>
    <style:style style:name="P180" style:family="paragraph" style:parent-style-name="Standard" style:list-style-name="L6">
      <style:paragraph-properties fo:background-color="#ffffff">
        <style:background-image/>
      </style:paragraph-properties>
      <style:text-properties officeooo:rsid="01ebec7d" officeooo:paragraph-rsid="01ebec7d"/>
    </style:style>
    <style:style style:name="P181" style:family="paragraph" style:parent-style-name="Standard" style:list-style-name="L7">
      <style:paragraph-properties fo:background-color="#ffffff">
        <style:background-image/>
      </style:paragraph-properties>
      <style:text-properties officeooo:rsid="01f38576" officeooo:paragraph-rsid="01f38576"/>
    </style:style>
    <style:style style:name="P182" style:family="paragraph" style:parent-style-name="Standard">
      <style:paragraph-properties fo:background-color="#ffffff">
        <style:background-image/>
      </style:paragraph-properties>
      <style:text-properties officeooo:rsid="01f7412f" officeooo:paragraph-rsid="01f7412f"/>
    </style:style>
    <style:style style:name="P183" style:family="paragraph" style:parent-style-name="Standard">
      <style:paragraph-properties fo:background-color="#ffffff">
        <style:background-image/>
      </style:paragraph-properties>
      <style:text-properties fo:color="#888888" style:font-name="Courier New" fo:font-size="10pt" officeooo:paragraph-rsid="01ff3f64" style:font-size-asian="10pt"/>
    </style:style>
    <style:style style:name="P184" style:family="paragraph" style:parent-style-name="Standard">
      <style:paragraph-properties fo:background-color="#ffffff">
        <style:background-image/>
      </style:paragraph-properties>
      <style:text-properties fo:color="#888888" style:font-name="Courier New" fo:font-size="10pt" officeooo:paragraph-rsid="020249bd" style:font-size-asian="10pt"/>
    </style:style>
    <style:style style:name="P185" style:family="paragraph" style:parent-style-name="Standard">
      <style:paragraph-properties fo:background-color="#ffffff">
        <style:background-image/>
      </style:paragraph-properties>
      <style:text-properties fo:color="#888888" style:font-name="Courier New" fo:font-size="10pt" officeooo:paragraph-rsid="0205082e" style:font-size-asian="10pt"/>
    </style:style>
    <style:style style:name="P186" style:family="paragraph" style:parent-style-name="Standard">
      <style:paragraph-properties fo:background-color="#ffffff">
        <style:background-image/>
      </style:paragraph-properties>
      <style:text-properties fo:color="#888888" style:font-name="Courier New" fo:font-size="10pt" officeooo:rsid="02041bde" officeooo:paragraph-rsid="0205082e" style:font-size-asian="10pt"/>
    </style:style>
    <style:style style:name="P187" style:family="paragraph" style:parent-style-name="Heading_20_2">
      <style:text-properties fo:font-weight="bold" officeooo:rsid="0103bfad" officeooo:paragraph-rsid="020c3504" style:font-weight-asian="bold" style:font-weight-complex="bold"/>
    </style:style>
    <style:style style:name="P188" style:family="paragraph" style:parent-style-name="Heading_20_2">
      <style:text-properties fo:font-weight="bold" officeooo:rsid="020c3504" officeooo:paragraph-rsid="020c3504" style:font-weight-asian="bold" style:font-weight-complex="bold"/>
    </style:style>
    <style:style style:name="P189" style:family="paragraph" style:parent-style-name="Contents_20_1">
      <style:paragraph-properties>
        <style:tab-stops>
          <style:tab-stop style:position="17.59cm" style:type="right" style:leader-style="dotted" style:leader-text="."/>
        </style:tab-stops>
      </style:paragraph-properties>
    </style:style>
    <style:style style:name="P190" style:family="paragraph" style:parent-style-name="Contents_20_2">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fd2379" style:font-weight-asian="bold" style:font-weight-complex="bold"/>
    </style:style>
    <style:style style:name="T3" style:family="text">
      <style:text-properties fo:font-weight="bold" officeooo:rsid="01002c2a" style:font-weight-asian="bold" style:font-weight-complex="bold"/>
    </style:style>
    <style:style style:name="T4" style:family="text">
      <style:text-properties fo:font-weight="bold" officeooo:rsid="0102bc6e" style:font-weight-asian="bold" style:font-weight-complex="bold"/>
    </style:style>
    <style:style style:name="T5" style:family="text">
      <style:text-properties fo:font-weight="bold" officeooo:rsid="010ad3b2" style:font-weight-asian="bold" style:font-weight-complex="bold"/>
    </style:style>
    <style:style style:name="T6" style:family="text">
      <style:text-properties fo:font-weight="bold" officeooo:rsid="01ab0763" style:font-weight-asian="bold" style:font-weight-complex="bold"/>
    </style:style>
    <style:style style:name="T7" style:family="text">
      <style:text-properties fo:font-weight="bold" officeooo:rsid="01cc82a5" style:font-weight-asian="bold" style:font-weight-complex="bold"/>
    </style:style>
    <style:style style:name="T8" style:family="text">
      <style:text-properties fo:color="#000000" style:font-name="Courier New" fo:font-size="10pt" fo:font-weight="bold" style:font-size-asian="10pt" style:font-weight-asian="bold"/>
    </style:style>
    <style:style style:name="T9" style:family="text">
      <style:text-properties fo:color="#000000" style:font-name="Courier New" fo:font-size="10pt" fo:font-weight="bold" officeooo:rsid="0164fa9b" style:font-size-asian="10pt" style:font-weight-asian="bold"/>
    </style:style>
    <style:style style:name="T10" style:family="text">
      <style:text-properties fo:color="#000000" style:font-name="Courier New" fo:font-size="10pt" fo:font-weight="bold" officeooo:rsid="016517d1" style:font-size-asian="10pt" style:font-weight-asian="bold"/>
    </style:style>
    <style:style style:name="T11" style:family="text">
      <style:text-properties fo:color="#000000" style:font-name="Courier New" fo:font-size="10pt" fo:font-weight="bold" officeooo:rsid="01910a62" style:font-size-asian="10pt" style:font-weight-asian="bold"/>
    </style:style>
    <style:style style:name="T12" style:family="text">
      <style:text-properties fo:color="#000000" style:font-name="Courier New" fo:font-size="10pt" style:font-size-asian="10pt"/>
    </style:style>
    <style:style style:name="T13" style:family="text">
      <style:text-properties fo:color="#888888" style:font-name="Courier New" fo:font-size="10pt" style:font-size-asian="10pt"/>
    </style:style>
    <style:style style:name="T14" style:family="text">
      <style:text-properties fo:color="#888888" style:font-name="Courier New" fo:font-size="10pt" officeooo:rsid="00ec0159" style:font-size-asian="10pt"/>
    </style:style>
    <style:style style:name="T15" style:family="text">
      <style:text-properties fo:color="#888888" style:font-name="Courier New" fo:font-size="10pt" officeooo:rsid="0145ce77" style:font-size-asian="10pt"/>
    </style:style>
    <style:style style:name="T16" style:family="text">
      <style:text-properties officeooo:rsid="00ec0159"/>
    </style:style>
    <style:style style:name="T17" style:family="text">
      <style:text-properties officeooo:rsid="00ec2dc9"/>
    </style:style>
    <style:style style:name="T18" style:family="text">
      <style:text-properties officeooo:rsid="00f361a2"/>
    </style:style>
    <style:style style:name="T19" style:family="text">
      <style:text-properties officeooo:rsid="00fd2379"/>
    </style:style>
    <style:style style:name="T20" style:family="text">
      <style:text-properties officeooo:rsid="00fdb397"/>
    </style:style>
    <style:style style:name="T21" style:family="text">
      <style:text-properties officeooo:rsid="01002c2a"/>
    </style:style>
    <style:style style:name="T22" style:family="text">
      <style:text-properties officeooo:rsid="0102bc6e"/>
    </style:style>
    <style:style style:name="T23" style:family="text">
      <style:text-properties officeooo:rsid="01076bf9"/>
    </style:style>
    <style:style style:name="T24" style:family="text">
      <style:text-properties officeooo:rsid="0109c5dd"/>
    </style:style>
    <style:style style:name="T25" style:family="text">
      <style:text-properties officeooo:rsid="010ad3b2"/>
    </style:style>
    <style:style style:name="T26" style:family="text">
      <style:text-properties fo:color="#ff00ff" style:font-name="Courier New" fo:font-size="10pt" style:font-size-asian="10pt"/>
    </style:style>
    <style:style style:name="T27" style:family="text">
      <style:text-properties fo:color="#ff00ff" style:font-name="Courier New" fo:font-size="10pt" officeooo:rsid="00ec0159" style:font-size-asian="10pt"/>
    </style:style>
    <style:style style:name="T28" style:family="text">
      <style:text-properties fo:color="#ff00ff" style:font-name="Courier New" fo:font-size="10pt" officeooo:rsid="01292808" style:font-size-asian="10pt"/>
    </style:style>
    <style:style style:name="T29" style:family="text">
      <style:text-properties fo:color="#ff00ff" style:font-name="Courier New" fo:font-size="10pt" officeooo:rsid="012606a5" style:font-size-asian="10pt"/>
    </style:style>
    <style:style style:name="T30" style:family="text">
      <style:text-properties fo:color="#ff00ff" style:font-name="Courier New" fo:font-size="10pt" officeooo:rsid="01337722" style:font-size-asian="10pt"/>
    </style:style>
    <style:style style:name="T31" style:family="text">
      <style:text-properties fo:color="#ff00ff" style:font-name="Courier New" fo:font-size="10pt" officeooo:rsid="01368fbd" style:font-size-asian="10pt"/>
    </style:style>
    <style:style style:name="T32" style:family="text">
      <style:text-properties fo:color="#ff00ff" style:font-name="Courier New" fo:font-size="10pt" officeooo:rsid="01377eb8" style:font-size-asian="10pt"/>
    </style:style>
    <style:style style:name="T33" style:family="text">
      <style:text-properties fo:color="#ff00ff" style:font-name="Courier New" fo:font-size="10pt" officeooo:rsid="0145ce77" style:font-size-asian="10pt"/>
    </style:style>
    <style:style style:name="T34" style:family="text">
      <style:text-properties fo:color="#ff00ff" style:font-name="Courier New" fo:font-size="10pt" officeooo:rsid="0164fa9b" style:font-size-asian="10pt"/>
    </style:style>
    <style:style style:name="T35" style:family="text">
      <style:text-properties fo:color="#ff00ff" style:font-name="Courier New" fo:font-size="10pt" officeooo:rsid="016517d1" style:font-size-asian="10pt"/>
    </style:style>
    <style:style style:name="T36" style:family="text">
      <style:text-properties fo:color="#ff00ff" style:font-name="Courier New" fo:font-size="10pt" officeooo:rsid="01673779" style:font-size-asian="10pt"/>
    </style:style>
    <style:style style:name="T37" style:family="text">
      <style:text-properties fo:color="#ff00ff" style:font-name="Courier New" fo:font-size="10pt" officeooo:rsid="016c5e8d" style:font-size-asian="10pt"/>
    </style:style>
    <style:style style:name="T38" style:family="text">
      <style:text-properties fo:color="#ff00ff" style:font-name="Courier New" fo:font-size="10pt" officeooo:rsid="017116d7" style:font-size-asian="10pt"/>
    </style:style>
    <style:style style:name="T39" style:family="text">
      <style:text-properties fo:color="#ff00ff" style:font-name="Courier New" fo:font-size="10pt" officeooo:rsid="017403ac" style:font-size-asian="10pt"/>
    </style:style>
    <style:style style:name="T40" style:family="text">
      <style:text-properties fo:color="#ff00ff" style:font-name="Courier New" fo:font-size="10pt" officeooo:rsid="01911170" style:font-size-asian="10pt"/>
    </style:style>
    <style:style style:name="T41" style:family="text">
      <style:text-properties fo:color="#ff00ff" style:font-name="Courier New" fo:font-size="10pt" officeooo:rsid="01923d83" style:font-size-asian="10pt"/>
    </style:style>
    <style:style style:name="T42" style:family="text">
      <style:text-properties fo:color="#ff00ff" style:font-name="Courier New" fo:font-size="10pt" officeooo:rsid="0192740e" style:font-size-asian="10pt"/>
    </style:style>
    <style:style style:name="T43" style:family="text">
      <style:text-properties fo:color="#ff00ff" style:font-name="Courier New" fo:font-size="10pt" officeooo:rsid="01a05d01" style:font-size-asian="10pt"/>
    </style:style>
    <style:style style:name="T44" style:family="text">
      <style:text-properties fo:color="#ff00ff" style:font-name="Courier New" fo:font-size="10pt" officeooo:rsid="01ef7213" style:font-size-asian="10pt"/>
    </style:style>
    <style:style style:name="T45" style:family="text">
      <style:text-properties fo:color="#ff00ff" style:font-name="Courier New" fo:font-size="10pt" officeooo:rsid="01f10180" style:font-size-asian="10pt"/>
    </style:style>
    <style:style style:name="T46" style:family="text">
      <style:text-properties fo:color="#ff00ff" style:font-name="Courier New" fo:font-size="10pt" officeooo:rsid="01f1ad12" style:font-size-asian="10pt"/>
    </style:style>
    <style:style style:name="T47" style:family="text">
      <style:text-properties fo:color="#a52a2a" style:font-name="Courier New" fo:font-size="10pt" style:font-size-asian="10pt"/>
    </style:style>
    <style:style style:name="T48" style:family="text">
      <style:text-properties style:font-name="Courier New" fo:font-size="10pt" style:font-size-asian="10pt"/>
    </style:style>
    <style:style style:name="T49" style:family="text">
      <style:text-properties officeooo:rsid="0118e1da"/>
    </style:style>
    <style:style style:name="T50" style:family="text">
      <style:text-properties officeooo:rsid="011c2f60"/>
    </style:style>
    <style:style style:name="T51" style:family="text">
      <style:text-properties officeooo:rsid="0121be06"/>
    </style:style>
    <style:style style:name="T52" style:family="text">
      <style:text-properties fo:font-size="16pt" fo:font-weight="bold" style:font-size-asian="16pt" style:font-weight-asian="bold" style:font-size-complex="16pt" style:font-weight-complex="bold"/>
    </style:style>
    <style:style style:name="T53" style:family="text">
      <style:text-properties officeooo:rsid="01292808"/>
    </style:style>
    <style:style style:name="T54" style:family="text">
      <style:text-properties officeooo:rsid="012d84e2"/>
    </style:style>
    <style:style style:name="T55" style:family="text">
      <style:text-properties officeooo:rsid="01368fbd"/>
    </style:style>
    <style:style style:name="T56" style:family="text">
      <style:text-properties officeooo:rsid="0147fe3d"/>
    </style:style>
    <style:style style:name="T57" style:family="text">
      <style:text-properties officeooo:rsid="014b3e9c"/>
    </style:style>
    <style:style style:name="T58" style:family="text">
      <style:text-properties officeooo:rsid="015422bd"/>
    </style:style>
    <style:style style:name="T59" style:family="text">
      <style:text-properties officeooo:rsid="015fcf99"/>
    </style:style>
    <style:style style:name="T60" style:family="text">
      <style:text-properties officeooo:rsid="016243bb"/>
    </style:style>
    <style:style style:name="T61" style:family="text">
      <style:text-properties officeooo:rsid="01626b34"/>
    </style:style>
    <style:style style:name="T62" style:family="text">
      <style:text-properties officeooo:rsid="0164fa9b"/>
    </style:style>
    <style:style style:name="T63" style:family="text">
      <style:text-properties officeooo:rsid="0167149b"/>
    </style:style>
    <style:style style:name="T64" style:family="text">
      <style:text-properties officeooo:rsid="016dccb3"/>
    </style:style>
    <style:style style:name="T65" style:family="text">
      <style:text-properties officeooo:rsid="016e19c9"/>
    </style:style>
    <style:style style:name="T66" style:family="text">
      <style:text-properties officeooo:rsid="017403ac"/>
    </style:style>
    <style:style style:name="T67" style:family="text">
      <style:text-properties officeooo:rsid="01771cf2"/>
    </style:style>
    <style:style style:name="T68" style:family="text">
      <style:text-properties officeooo:rsid="017dc091"/>
    </style:style>
    <style:style style:name="T69" style:family="text">
      <style:text-properties officeooo:rsid="017e51ee"/>
    </style:style>
    <style:style style:name="T70" style:family="text">
      <style:text-properties officeooo:rsid="0186f96a"/>
    </style:style>
    <style:style style:name="T71" style:family="text">
      <style:text-properties fo:color="#ff0000" style:text-underline-style="solid" style:text-underline-width="auto" style:text-underline-color="font-color" fo:font-weight="bold" style:font-weight-asian="bold" style:font-weight-complex="bold"/>
    </style:style>
    <style:style style:name="T72" style:family="text">
      <style:text-properties officeooo:rsid="018ac6b3"/>
    </style:style>
    <style:style style:name="T73" style:family="text">
      <style:text-properties officeooo:rsid="018e8498"/>
    </style:style>
    <style:style style:name="T74" style:family="text">
      <style:text-properties officeooo:rsid="019a8f56"/>
    </style:style>
    <style:style style:name="T75" style:family="text">
      <style:text-properties officeooo:rsid="01a05d01"/>
    </style:style>
    <style:style style:name="T76" style:family="text">
      <style:text-properties officeooo:rsid="01a8454e"/>
    </style:style>
    <style:style style:name="T77" style:family="text">
      <style:text-properties officeooo:rsid="01a912cd"/>
    </style:style>
    <style:style style:name="T78" style:family="text">
      <style:text-properties officeooo:rsid="01ab0763"/>
    </style:style>
    <style:style style:name="T79" style:family="text">
      <style:text-properties officeooo:rsid="01ab9cdb"/>
    </style:style>
    <style:style style:name="T80" style:family="text">
      <style:text-properties officeooo:rsid="01ac015b"/>
    </style:style>
    <style:style style:name="T81" style:family="text">
      <style:text-properties officeooo:rsid="01b49073"/>
    </style:style>
    <style:style style:name="T82" style:family="text">
      <style:text-properties officeooo:rsid="01bb5d85"/>
    </style:style>
    <style:style style:name="T83" style:family="text">
      <style:text-properties fo:color="#ff3333" style:text-underline-style="solid" style:text-underline-width="auto" style:text-underline-color="font-color" fo:font-weight="bold" style:font-weight-asian="bold" style:font-weight-complex="bold"/>
    </style:style>
    <style:style style:name="T84" style:family="text">
      <style:text-properties officeooo:rsid="01c63340"/>
    </style:style>
    <style:style style:name="T85" style:family="text">
      <style:text-properties officeooo:rsid="01ca772b"/>
    </style:style>
    <style:style style:name="T86" style:family="text">
      <style:text-properties officeooo:rsid="01cb1667"/>
    </style:style>
    <style:style style:name="T87" style:family="text">
      <style:text-properties officeooo:rsid="01cbd9d1"/>
    </style:style>
    <style:style style:name="T88" style:family="text">
      <style:text-properties officeooo:rsid="01ceb10f"/>
    </style:style>
    <style:style style:name="T89" style:family="text">
      <style:text-properties fo:font-weight="normal" style:font-weight-asian="normal" style:font-weight-complex="normal"/>
    </style:style>
    <style:style style:name="T90" style:family="text">
      <style:text-properties officeooo:rsid="01de805f"/>
    </style:style>
    <style:style style:name="T91" style:family="text">
      <style:text-properties officeooo:rsid="01eaf2a8"/>
    </style:style>
    <style:style style:name="T92" style:family="text">
      <style:text-properties officeooo:rsid="01f36a2e"/>
    </style:style>
    <style:style style:name="T93" style:family="text">
      <style:text-properties officeooo:rsid="01fcc4b1"/>
    </style:style>
    <style:style style:name="T94" style:family="text">
      <style:text-properties officeooo:rsid="0203f080"/>
    </style:style>
    <style:style style:name="T95" style:family="text">
      <style:text-properties officeooo:rsid="020c3504"/>
    </style:style>
    <style:style style:name="T96" style:family="text">
      <style:text-properties officeooo:rsid="0103bfa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utorat de Programmation</text:p>
      <text:p text:style-name="P3">L1 Informatique</text:p>
      <text:p text:style-name="P3"/>
      <text:p text:style-name="P3"/>
      <text:p text:style-name="P3"/>
      <text:p text:style-name="P3"/>
      <text:p text:style-name="P5">Tuto 6</text:p>
      <text:p text:style-name="P5"/>
      <text:p text:style-name="P4">SNAKE</text:p>
      <text:p text:style-name="P157"/>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p text:style-name="Contents_20_Heading">Table of Contents</text:p>
          </text:index-title>
          <text:p text:style-name="P189"><text:a xlink:type="simple" xlink:href="#__RefHeading__1308_12706913" text:style-name="Index_20_Link" text:visited-style-name="Index_20_Link">I – Introduction<text:tab/>3</text:a></text:p>
          <text:p text:style-name="P189"><text:a xlink:type="simple" xlink:href="#__RefHeading__1310_12706913" text:style-name="Index_20_Link" text:visited-style-name="Index_20_Link">II – Consignes de Rendu<text:tab/>3</text:a></text:p>
          <text:p text:style-name="P190"><text:a xlink:type="simple" xlink:href="#__RefHeading__1524_12706913" text:style-name="Index_20_Link" text:visited-style-name="Index_20_Link"><text:s/>1) – Rapport<text:tab/>3</text:a></text:p>
          <text:p text:style-name="P190"><text:a xlink:type="simple" xlink:href="#__RefHeading__3136_1972623805" text:style-name="Index_20_Link" text:visited-style-name="Index_20_Link"><text:s/>2) – Format<text:tab/>3</text:a></text:p>
          <text:p text:style-name="P190"><text:a xlink:type="simple" xlink:href="#__RefHeading__1654_12706913" text:style-name="Index_20_Link" text:visited-style-name="Index_20_Link"><text:s/>2) – Style<text:tab/>4</text:a></text:p>
          <text:p text:style-name="P190"><text:a xlink:type="simple" xlink:href="#__RefHeading__4965_798151014" text:style-name="Index_20_Link" text:visited-style-name="Index_20_Link">III – Concepts Nécessaires<text:tab/>4</text:a></text:p>
          <text:p text:style-name="P190"><text:a xlink:type="simple" xlink:href="#__RefHeading__4967_798151014" text:style-name="Index_20_Link" text:visited-style-name="Index_20_Link">IV – Description des objets<text:tab/>6</text:a></text:p>
          <text:p text:style-name="P190"><text:a xlink:type="simple" xlink:href="#__RefHeading__4969_798151014" text:style-name="Index_20_Link" text:visited-style-name="Index_20_Link"><text:s/>1) – Grid<text:tab/>6</text:a></text:p>
          <text:p text:style-name="P190"><text:a xlink:type="simple" xlink:href="#__RefHeading__4971_798151014" text:style-name="Index_20_Link" text:visited-style-name="Index_20_Link"><text:s/>2) – Snake<text:tab/>6</text:a></text:p>
          <text:p text:style-name="P189"><text:a xlink:type="simple" xlink:href="#__RefHeading__4973_798151014" text:style-name="Index_20_Link" text:visited-style-name="Index_20_Link">V – Fonctions Fondamentales<text:tab/>7</text:a></text:p>
          <text:p text:style-name="P190"><text:a xlink:type="simple" xlink:href="#__RefHeading__4975_798151014" text:style-name="Index_20_Link" text:visited-style-name="Index_20_Link"><text:s/>1) – genGrid<text:tab/>7</text:a></text:p>
          <text:p text:style-name="P190"><text:a xlink:type="simple" xlink:href="#__RefHeading__4977_798151014" text:style-name="Index_20_Link" text:visited-style-name="Index_20_Link"><text:s/>2) – displayGrid<text:tab/>7</text:a></text:p>
          <text:p text:style-name="P190"><text:a xlink:type="simple" xlink:href="#__RefHeading__7476_767465082" text:style-name="Index_20_Link" text:visited-style-name="Index_20_Link"><text:s/>3) – pointInsideGrid<text:tab/>8</text:a></text:p>
          <text:p text:style-name="P190"><text:a xlink:type="simple" xlink:href="#__RefHeading__7478_767465082" text:style-name="Index_20_Link" text:visited-style-name="Index_20_Link"><text:s/>4) - placeObject<text:tab/>8</text:a></text:p>
          <text:p text:style-name="P190"><text:a xlink:type="simple" xlink:href="#__RefHeading__7480_767465082" text:style-name="Index_20_Link" text:visited-style-name="Index_20_Link"><text:s/>5) – dropBlock et dropFood<text:tab/>8</text:a></text:p>
          <text:p text:style-name="P190"><text:a xlink:type="simple" xlink:href="#__RefHeading__7482_767465082" text:style-name="Index_20_Link" text:visited-style-name="Index_20_Link"><text:s/>6) - genSnake<text:tab/>9</text:a></text:p>
          <text:p text:style-name="P190"><text:a xlink:type="simple" xlink:href="#__RefHeading__7484_767465082" text:style-name="Index_20_Link" text:visited-style-name="Index_20_Link"><text:s/>7) - isAlive et killSnake<text:tab/>9</text:a></text:p>
          <text:p text:style-name="P190"><text:a xlink:type="simple" xlink:href="#__RefHeading__7486_767465082" text:style-name="Index_20_Link" text:visited-style-name="Index_20_Link"><text:s/>8) - getNextPosition<text:tab/>10</text:a></text:p>
          <text:p text:style-name="P190"><text:a xlink:type="simple" xlink:href="#__RefHeading__7488_767465082" text:style-name="Index_20_Link" text:visited-style-name="Index_20_Link"><text:s/>9) – turnRight et turnLeft<text:tab/>10</text:a></text:p>
          <text:p text:style-name="P190"><text:a xlink:type="simple" xlink:href="#__RefHeading__7490_767465082" text:style-name="Index_20_Link" text:visited-style-name="Index_20_Link"><text:s/>10) – updateSnake<text:tab/>11</text:a></text:p>
          <text:p text:style-name="P190"><text:a xlink:type="simple" xlink:href="#__RefHeading__7492_767465082" text:style-name="Index_20_Link" text:visited-style-name="Index_20_Link"><text:s/>11) – updateGrid<text:tab/>12</text:a></text:p>
          <text:p text:style-name="P189"><text:a xlink:type="simple" xlink:href="#__RefHeading__7494_767465082" text:style-name="Index_20_Link" text:visited-style-name="Index_20_Link">VI – Premier test du programme<text:tab/>12</text:a></text:p>
          <text:p text:style-name="P189"><text:a xlink:type="simple" xlink:href="#__RefHeading__7496_767465082" text:style-name="Index_20_Link" text:visited-style-name="Index_20_Link">VII – Contrôle Par l'Utilisateur<text:tab/>13</text:a></text:p>
          <text:p text:style-name="P190"><text:a xlink:type="simple" xlink:href="#__RefHeading__7498_767465082" text:style-name="Index_20_Link" text:visited-style-name="Index_20_Link"><text:s/>1) – cmdFromString<text:tab/>13</text:a></text:p>
          <text:p text:style-name="P190"><text:a xlink:type="simple" xlink:href="#__RefHeading__7500_767465082" text:style-name="Index_20_Link" text:visited-style-name="Index_20_Link"><text:s/>2) – doCmd<text:tab/>14</text:a></text:p>
          <text:p text:style-name="P190"><text:a xlink:type="simple" xlink:href="#__RefHeading__7502_767465082" text:style-name="Index_20_Link" text:visited-style-name="Index_20_Link"><text:s/>3) – Fonction fournie inputWithTimeout<text:tab/>15</text:a></text:p>
          <text:p text:style-name="P189"><text:a xlink:type="simple" xlink:href="#__RefHeading__6735_1420700911" text:style-name="Index_20_Link" text:visited-style-name="Index_20_Link">VIII – Seconde version du programme<text:tab/>16</text:a></text:p>
          <text:p text:style-name="P189"><text:a xlink:type="simple" xlink:href="#__RefHeading__6737_1420700911" text:style-name="Index_20_Link" text:visited-style-name="Index_20_Link">IX – Faire en sorte que le serpent ressemble à un serpent<text:tab/>17</text:a></text:p>
          <text:p text:style-name="P189"><text:a xlink:type="simple" xlink:href="#__RefHeading__6739_1420700911" text:style-name="Index_20_Link" text:visited-style-name="Index_20_Link">X - Fonctions pour réaliser la modification d'affichage<text:tab/>18</text:a></text:p>
          <text:p text:style-name="P190"><text:a xlink:type="simple" xlink:href="#__RefHeading__6741_1420700911" text:style-name="Index_20_Link" text:visited-style-name="Index_20_Link"><text:s/>1) – genIntGrid<text:tab/>18</text:a></text:p>
          <text:p text:style-name="P190"><text:a xlink:type="simple" xlink:href="#__RefHeading__6743_1420700911" text:style-name="Index_20_Link" text:visited-style-name="Index_20_Link"><text:s/>2) – decrIntGrid<text:tab/>18</text:a></text:p>
          <text:p text:style-name="P189"><text:a xlink:type="simple" xlink:href="#__RefHeading__6745_1420700911" text:style-name="Index_20_Link" text:visited-style-name="Index_20_Link">XI – Troisième version du programme<text:tab/>19</text:a></text:p>
        </text:index-body>
      </text:table-of-content>
      <text:p text:style-name="P12"/>
      <text:p text:style-name="P12"/>
      <text:p text:style-name="P158"><text:bookmark-start text:name="__RefHeading__1308_12706913"/>I – Introduction<text:bookmark-end text:name="__RefHeading__1308_12706913"/></text:p>
      <text:p text:style-name="P13"><text:tab/>Le but de ce tuto est de vous faire réaliser un programme beaucoup plus gros que ce que vous avez pu faire précédem<text:span text:style-name="T17">ment : il s'agit d'un jeu « Snake » </text:span><text:a xlink:type="simple" xlink:href="https://en.wikipedia.org/wiki/Snake_(video_game)"><text:span text:style-name="T17">Lien_Wiki</text:span></text:a><text:span text:style-name="T17"> tel qu'il était implémenté sur les premiers téléphones portables Nokia. </text:span></text:p>
      <text:p text:style-name="P13"/>
      <text:p text:style-name="P18"><text:span text:style-name="T16"><text:tab/>Pour pouvoir faire ce tuto dans de bonnes conditions, il vous est recommandé de travailler sous Linux. Pour ceux qui n'ont pas encore installé Linux, des instructions sont disponibles sur le forum du cours pour l'installation dans une machine virtuelle. </text:span><text:a xlink:type="simple" xlink:href="https://e-uapv2015.univ-avignon.fr/mod/forum/discuss.php?d=1235"><text:span text:style-name="T16">Lien_Forum</text:span></text:a></text:p>
      <text:p text:style-name="P13"/>
      <text:p text:style-name="P13"><text:tab/><text:span text:style-name="T18">Certaines fonctionnalités utilisées par le code qui vous est fournis sont spécifiques aux terminaux Linux. Néanmoins, vous pouvez faire une grande partie du projet sous Windows et les fonctions spécifiques à Linux seront indiquées dans la suite du document.</text:span></text:p>
      <text:p text:style-name="P13"/>
      <text:p text:style-name="Heading_20_1"><text:bookmark-start text:name="__RefHeading__1310_12706913"/><text:span text:style-name="T52">II – Consignes de Rendu</text:span><text:bookmark-end text:name="__RefHeading__1310_12706913"/></text:p>
      <text:p text:style-name="P187"><text:bookmark-start text:name="__RefHeading__1524_12706913"/><text:tab/>1) – <text:span text:style-name="T95">Rapport</text:span><text:bookmark-end text:name="__RefHeading__1524_12706913"/></text:p>
      <text:p text:style-name="P163"><text:tab/>Vous devez rendre un rapport expliquant votre code, les problèmes que vous avez rencontrés et les choix d'implémentation effectués. Pour cela, vous pouvez compléter le fichier README.md (au format Markdown). </text:p>
      <text:p text:style-name="P163"><text:tab/>Ce rapport nous permet de vérifier que vous avez bien compris le code que vous nous rendez, il s'agit donc non pas d'expliquer chaque ligne de votre programme, mais plutôt l'idée des différentes parties du programme ainsi que la méthodologie utilisée.</text:p>
      <text:p text:style-name="P163"><text:tab/>C'est aussi l'occasion d'indiquer les problèmes et les erreurs que vous n'avez peut-être pas réussi à résoudre, et d'expliquer ce que vous avez tenté comme solution.</text:p>
      <text:p text:style-name="P188"><text:bookmark-start text:name="__RefHeading__3136_1972623805"/><text:tab/>2) – <text:span text:style-name="T96">Format</text:span><text:bookmark-end text:name="__RefHeading__3136_1972623805"/></text:p>
      <text:p text:style-name="P15"><text:tab/><text:span text:style-name="T19">Vous devez rendre une archive </text:span><text:span text:style-name="T2">ZIP</text:span><text:span text:style-name="T19">. (Pas d'autre format) Le nom de l'archive doit être :</text:span></text:p>
      <text:p text:style-name="P17">Prenom_Nom_L1_tuto6.zip <text:span text:style-name="T20">(Sans accents ni espaces)</text:span>, et elle doit contenir un dossier nommé Prenom_Nom_L1_tuto6 <text:span text:style-name="T20">(Sans accents ni espaces) contenant tous les fichiers sources que vous aurez complété</text:span>.</text:p>
      <text:p text:style-name="P16"/>
      <text:p text:style-name="P16"><text:tab/><text:span text:style-name="T21">Pour guider votre développement, un squelette de code vous est fournis avec ce document. L'essentiel du code doit être fait dans le fichier </text:span><text:span text:style-name="T3">snake.py</text:span><text:span text:style-name="T21">. Vous devez directement modifier ce fichier, et implémenter toutes les fonctions dont les prototypes vous sont fournis à l'intérieur. </text:span></text:p>
      <text:p text:style-name="P13"><text:tab/><text:span text:style-name="T22">Pour chaque fonction, le prototype contient une chaîne de documentation qui comprends des séries de tests. Vous devez utiliser ces tests pour vérifier que vous avez correctement implémenté chaque fonction. Vous ne devez pas modifier ces chaînes de documentation sauf si cela vous est explicitement demandé. </text:span></text:p>
      <text:p text:style-name="P13"/>
      <text:p text:style-name="P24"><text:span text:style-name="T13"><text:s text:c="4"/></text:span><text:span text:style-name="T47">def</text:span><text:span text:style-name="T48"> </text:span><text:span text:style-name="T8">gen_grid</text:span><text:span text:style-name="T12">(nRows,</text:span><text:span text:style-name="T48"> </text:span><text:span text:style-name="T12">nCols):</text:span></text:p>
      <text:p text:style-name="P24"><text:span text:style-name="T13"><text:s text:c="4"/></text:span><text:span text:style-name="T48"><text:s text:c="4"/></text:span><text:span text:style-name="T26">''' (int, int) -&gt; list of list of chars {{grid}}</text:span></text:p>
      <text:p text:style-name="P25"><text:s text:c="4"/></text:p>
      <text:p text:style-name="P24"><text:span text:style-name="T13"><text:s text:c="4"/></text:span><text:span text:style-name="T26"><text:s text:c="4"/>Generates and returns a grid of nRows by nCols.</text:span></text:p>
      <text:p text:style-name="P25"><text:s text:c="4"/></text:p>
      <text:p text:style-name="P24"><text:soft-page-break/><text:span text:style-name="T13"><text:s text:c="4"/></text:span><text:span text:style-name="T26"><text:s text:c="4"/>&gt;&gt;&gt; gen_grid(2, 3)</text:span></text:p>
      <text:p text:style-name="P24"><text:span text:style-name="T13"><text:s text:c="4"/></text:span><text:span text:style-name="T26"><text:s text:c="4"/>[[' ', ' ', ' '], [' ', ' ', ' ']]</text:span></text:p>
      <text:p text:style-name="P24"><text:span text:style-name="T13"><text:s text:c="4"/></text:span><text:span text:style-name="T26"><text:s text:c="4"/>&gt;&gt;&gt; gen_grid(1, 4)</text:span></text:p>
      <text:p text:style-name="P24"><text:span text:style-name="T13"><text:s text:c="4"/></text:span><text:span text:style-name="T26"><text:s text:c="4"/>[[' ', ' ', ' ', ' ']]</text:span></text:p>
      <text:p text:style-name="P24"><text:span text:style-name="T13"><text:s text:c="4"/></text:span><text:span text:style-name="T26"><text:s text:c="4"/>&gt;&gt;&gt; gen_grid(3, 4)</text:span></text:p>
      <text:p text:style-name="P24"><text:span text:style-name="T13"><text:s text:c="4"/></text:span><text:span text:style-name="T26"><text:s text:c="4"/>[[' ', ' ', ' ', ' '], [' ', ' ', ' ', ' '], [' ', ' ', ' ', ' ']]</text:span></text:p>
      <text:p text:style-name="P14"><text:span text:style-name="T13"><text:s text:c="4"/></text:span><text:span text:style-name="T26"><text:s text:c="4"/>'''</text:span></text:p>
      <text:p text:style-name="P14"/>
      <text:p text:style-name="P43"><text:span text:style-name="T22"><text:tab/>Pour vous faciliter la vie et produire une vue plus restreinte des tests qui ne sont pas validés, il vous est recommandé de lancer ces tests en exécutant le fichier fourni </text:span><text:span text:style-name="T4">runtests.py</text:span><text:span text:style-name="T22">. Le code à l'intérieur de ce fichier permet d'arrêter le déroulement des tests dès qu'un test n'est pas validé. </text:span></text:p>
      <text:p text:style-name="P7"><text:bookmark-start text:name="__RefHeading__1654_12706913"/><text:tab/>2) – Style<text:bookmark-end text:name="__RefHeading__1654_12706913"/></text:p>
      <text:p text:style-name="P19"/>
      <text:p text:style-name="P20"><text:span text:style-name="T23"><text:tab/>Respectez au minimum les règles de Style décrites dans le tuto3 – </text:span><text:a xlink:type="simple" xlink:href="https://github.com/epgfm/tuto3"><text:span text:style-name="T23">Lien_Tuto3</text:span></text:a></text:p>
      <text:p text:style-name="P20"/>
      <text:p text:style-name="P21"><text:span text:style-name="T1">3</text:span> <text:span text:style-name="T1">points</text:span> sur <text:span text:style-name="T1">20</text:span> seront a<text:span text:style-name="T24">ttribués au</text:span> respect des règles de style.</text:p>
      <text:p text:style-name="P21"/>
      <text:p text:style-name="P23"><text:span text:style-name="T25"><text:tab/>Il est indispensable que vous configuriez votre éditeur de texte pour utiliser </text:span><text:span text:style-name="T5">4 espaces</text:span><text:span text:style-name="T25"> par niveau d'indentation (</text:span><text:span text:style-name="T5">Pas de tabulations</text:span><text:span text:style-name="T25">) les fichiers fournis utilisent tous cette norme et si vous n'avez pas correctement configuré votre éditeur cela risque de produire des erreurs que vous aurez du mal à comprendre. Voir comment faire ici : </text:span><text:a xlink:type="simple" xlink:href="https://e-uapv2015.univ-avignon.fr/mod/forum/discuss.php?d=853"><text:span text:style-name="T25">Lien_Forum</text:span></text:a></text:p>
      <text:p text:style-name="P22"/>
      <text:p text:style-name="P44"><text:span text:style-name="T1">2 points</text:span> de <text:span text:style-name="T1">Bonus</text:span> seront attribués si vous écrivez tout votre code en <text:span text:style-name="T1">Anglais</text:span>. (noms de variables, commentaires)</text:p>
      <text:p text:style-name="P44"/>
      <text:p text:style-name="P44"><text:tab/><text:span text:style-name="T51">L'Anglais est la langue utilisée en développement au niveau international. </text:span></text:p>
      <text:p text:style-name="P19"/>
      <text:p text:style-name="P19"/>
      <text:p text:style-name="P19"/>
      <text:p text:style-name="P11"><text:bookmark-start text:name="__RefHeading__4965_798151014"/>III – Concepts Néc<text:span text:style-name="T49">e</text:span>ssaires<text:bookmark-end text:name="__RefHeading__4965_798151014"/></text:p>
      <text:p text:style-name="P19"/>
      <text:p text:style-name="P19"><text:tab/><text:span text:style-name="T49">Pour réaliser ce programme, vous allez avoir besoin d'un nombre de concepts que vous avez vu en TP/TD/CM : </text:span></text:p>
      <text:p text:style-name="P19"/>
      <text:list xml:id="list5829470343532003205" text:style-name="L1">
        <text:list-item>
          <text:p text:style-name="P164">Expressions</text:p>
        </text:list-item>
        <text:list-item>
          <text:p text:style-name="P165">Control Statements</text:p>
        </text:list-item>
        <text:list-item>
          <text:p text:style-name="P166">Loops</text:p>
        </text:list-item>
        <text:list-item>
          <text:p text:style-name="P164">F<text:span text:style-name="T50">unctions</text:span></text:p>
        </text:list-item>
        <text:list-item>
          <text:p text:style-name="P164">Code Reuse</text:p>
        </text:list-item>
        <text:list-item>
          <text:p text:style-name="P167">Strings Manipulation</text:p>
        </text:list-item>
        <text:list-item>
          <text:p text:style-name="P168">Lists, List Methods</text:p>
        </text:list-item>
        <text:list-item>
          <text:p text:style-name="P169">Modules</text:p>
        </text:list-item>
      </text:list>
      <text:p text:style-name="P19"/>
      <text:p text:style-name="P45">Comme pour le dernier TP, une grande partie de ce programme tourne autours de listes à deux <text:soft-page-break/>dimensions (listes de listes)</text:p>
      <text:p text:style-name="P19"/>
      <text:p text:style-name="P19"/>
      <text:p text:style-name="P19"/>
      <text:p text:style-name="P19"/>
      <text:p text:style-name="P19"/>
      <text:p text:style-name="P159"><text:bookmark-start text:name="__RefHeading__4967_798151014"/><text:span text:style-name="T52">IV – Description des objets</text:span> <text:bookmark-end text:name="__RefHeading__4967_798151014"/></text:p>
      <text:p text:style-name="P46"/>
      <text:p text:style-name="P47">On va utiliser différents objets pour représenter les concepts nécessaires pour le jeu :</text:p>
      <text:p text:style-name="P7"><text:bookmark-start text:name="__RefHeading__4969_798151014"/><text:tab/>1) – Grid<text:bookmark-end text:name="__RefHeading__4969_798151014"/></text:p>
      <text:p text:style-name="P47">Cet objet va nous permettre de modéliser la surface de l'aire de jeu.</text:p>
      <text:p text:style-name="P47">Il s'agit d'une zone rectangulaire dont chaque case est positionnée selon des coordonnées (x, y)</text:p>
      <text:p text:style-name="P47"/>
      <text:p text:style-name="P49"><text:span text:style-name="T13"><text:s text:c="3"/></text:span><text:span text:style-name="T30">&gt;&gt;&gt; grid </text:span><text:span text:style-name="T26">= [['8', ' ', ' '], [' ', ' ', '*']] ; display_grid(</text:span><text:span text:style-name="T30">grid</text:span><text:span text:style-name="T26">)</text:span></text:p>
      <text:p text:style-name="P49"><text:span text:style-name="T13"><text:s text:c="3"/></text:span><text:span text:style-name="T26">+ + + + + </text:span></text:p>
      <text:p text:style-name="P49"><text:span text:style-name="T13"><text:s text:c="3"/></text:span><text:span text:style-name="T26">+ 8 <text:s text:c="4"/>+ </text:span></text:p>
      <text:p text:style-name="P49"><text:span text:style-name="T13"><text:s text:c="3"/></text:span><text:span text:style-name="T26">+ <text:s text:c="4"/>* + </text:span></text:p>
      <text:p text:style-name="P48"><text:span text:style-name="T13"><text:s text:c="3"/></text:span><text:span text:style-name="T26">+ + + + + </text:span></text:p>
      <text:p text:style-name="P47"/>
      <text:p text:style-name="P51">Ici, vous voyez en exemple une grille qui possède deux lignes et trois colonnes. Le caractère '<text:span text:style-name="T26">8</text:span>' a pour coordonnées (0, 0) (Les caractères '<text:span text:style-name="T29">+</text:span>' sont utilisés pour délimiter la grille <text:span text:style-name="T54">lors de l'affichage</text:span>, mais ils n'en font pas partie.</text:p>
      <text:p text:style-name="P50"/>
      <text:p text:style-name="P50">La coordonnée x d'un point augmente vers la droite, et la coordonnée y augmente vers le bas.</text:p>
      <text:p text:style-name="P51"/>
      <text:p text:style-name="P51">Le caractère <text:span text:style-name="T53">'</text:span><text:span text:style-name="T28">*</text:span><text:span text:style-name="T53">' a pour coordonnées (x, y) == (2, 1) (Colonne 3, ligne 2).</text:span></text:p>
      <text:p text:style-name="P47"/>
      <text:p text:style-name="P8"><text:bookmark-start text:name="__RefHeading__4971_798151014"/><text:tab/>2) – Snake<text:bookmark-end text:name="__RefHeading__4971_798151014"/></text:p>
      <text:p text:style-name="P52">Un Snake est représenté par une liste dont les éléments représentent des propriétés du serpent.</text:p>
      <text:p text:style-name="P52"/>
      <text:p text:style-name="P56"><text:span text:style-name="T26"><text:s text:c="3"/></text:span><text:span text:style-name="T31">&gt;&gt;&gt; </text:span><text:span text:style-name="T30">snake = </text:span><text:span text:style-name="T26">[[1, 2], [0, 1], 'red', True, 1]</text:span></text:p>
      <text:p text:style-name="P27"/>
      <text:p text:style-name="P53">Ceci est la représentation explicite 'lit<text:span text:style-name="T59">t</text:span>éraire' d'un Snake.</text:p>
      <text:p text:style-name="P54"/>
      <text:list xml:id="list5326278083845209402" text:style-name="L2">
        <text:list-item>
          <text:p text:style-name="P170"><text:span text:style-name="T30">snake</text:span><text:span text:style-name="T31">[0]</text:span><text:span text:style-name="T55"> est une liste de deux entiers qui représente les coordonnées de la tête du Snake sur une grille. (Ici : Colonne 2, Ligne 3) </text:span></text:p>
          <text:p text:style-name="P170"/>
        </text:list-item>
        <text:list-item>
          <text:p text:style-name="P171"><text:span text:style-name="T30">snake</text:span><text:span text:style-name="T31">[1]</text:span><text:span text:style-name="T55"> est une liste de deux entiers qui représente le vecteur vitesse de la tête du Snake, autrement dit la direction dans laquelle la tête du Snake se déplace.</text:span></text:p>
          <text:p text:style-name="P173">(Ici : (vx, vy) == (0, 1) donc la coordonnée x de la tête ne change pas, mais la coordonnée y augmente de 1 unité. → Le Snake se déplace verticalement et vers le bas.)</text:p>
          <text:p text:style-name="P172"/>
        </text:list-item>
        <text:list-item>
          <text:p text:style-name="P172"><text:span text:style-name="T30">snake</text:span><text:span text:style-name="T31">[</text:span><text:span text:style-name="T32">2</text:span><text:span text:style-name="T31">]</text:span><text:span text:style-name="T55"> est là pour permettre de différentier un Snake d'un autre mais vous n'avez pas besoin de vous en soucier dans la première partie de ce projet.</text:span></text:p>
          <text:p text:style-name="P172"/>
        </text:list-item>
        <text:list-item>
          <text:p text:style-name="P172"><text:span text:style-name="T30">snake</text:span><text:span text:style-name="T31">[</text:span><text:span text:style-name="T32">3</text:span><text:span text:style-name="T31">]</text:span><text:span text:style-name="T55"> est un Booléen qui représente l'état (Vivant / Mort) du Snake</text:span></text:p>
          <text:p text:style-name="P174"/>
        </text:list-item>
        <text:list-item>
          <text:p text:style-name="P174"><text:span text:style-name="T30">snake</text:span><text:span text:style-name="T31">[</text:span><text:span text:style-name="T26">4</text:span><text:span text:style-name="T31">]</text:span><text:span text:style-name="T55"> </text:span>représente la taille (et donc le score) du Snake.</text:p>
        </text:list-item>
      </text:list>
      <text:p text:style-name="P53"/>
      <text:p text:style-name="P162"><text:bookmark-start text:name="__RefHeading__4973_798151014"/><text:soft-page-break/>V – Fonctions Fondamentales<text:bookmark-end text:name="__RefHeading__4973_798151014"/></text:p>
      <text:p text:style-name="P57"/>
      <text:p text:style-name="P58">Vous trouverez ci-après une description des fonctions que l'on vous demande d'implémenter et qui ensemble, définissent la structure fondamentale du programme de jeu.</text:p>
      <text:p text:style-name="P58"/>
      <text:p text:style-name="P7"><text:bookmark-start text:name="__RefHeading__4975_798151014"/><text:tab/>1) – gen<text:span text:style-name="T63">G</text:span>rid<text:bookmark-end text:name="__RefHeading__4975_798151014"/></text:p>
      <text:p text:style-name="P59"/>
      <text:p text:style-name="P61"><text:span text:style-name="T13"><text:s text:c="4"/></text:span><text:span text:style-name="T47">def</text:span><text:span text:style-name="T48"> </text:span><text:span text:style-name="T8">gen</text:span><text:span text:style-name="T10">G</text:span><text:span text:style-name="T8">rid</text:span><text:span text:style-name="T12">(nRows,</text:span><text:span text:style-name="T48"> </text:span><text:span text:style-name="T12">nCols):</text:span></text:p>
      <text:p text:style-name="P61"><text:span text:style-name="T13"><text:s text:c="4"/></text:span><text:span text:style-name="T48"><text:s text:c="4"/></text:span><text:span text:style-name="T26">''' (int, int) -&gt; list of list of chars {{grid}}</text:span></text:p>
      <text:p text:style-name="P26"><text:s text:c="4"/></text:p>
      <text:p text:style-name="P61"><text:span text:style-name="T13"><text:s text:c="4"/></text:span><text:span text:style-name="T26"><text:s text:c="4"/>Generates and returns a grid of nRows by nCols.</text:span></text:p>
      <text:p text:style-name="P26"><text:s text:c="4"/></text:p>
      <text:p text:style-name="P61"><text:span text:style-name="T13"><text:s text:c="4"/></text:span><text:span text:style-name="T26"><text:s text:c="4"/>&gt;&gt;&gt; gen</text:span><text:span text:style-name="T35">G</text:span><text:span text:style-name="T26">rid(2, 3)</text:span></text:p>
      <text:p text:style-name="P61"><text:span text:style-name="T13"><text:s text:c="4"/></text:span><text:span text:style-name="T26"><text:s text:c="4"/>[[' ', ' ', ' '], [' ', ' ', ' ']]</text:span></text:p>
      <text:p text:style-name="P61"><text:span text:style-name="T13"><text:s text:c="3"/></text:span><text:span text:style-name="T14"><text:s/></text:span><text:span text:style-name="T27"><text:s text:c="4"/>'''</text:span></text:p>
      <text:p text:style-name="P60"/>
      <text:p text:style-name="P60">Cette fonction sert à générer la grille du jeu. Les deux paramètres (nRows, nCols) permettent de spécifier la taille de la grille. Ils sont respectivement le nombre de lignes et le nombre de colonnes.</text:p>
      <text:p text:style-name="P62">La grille est une liste à deux dimensions dont les éléments d<text:span text:style-name="T70">es listes</text:span> interne sont des chaînes de caractères de longueur 1. (<text:span text:style-name="T57">Vous devez initialiser</text:span> la grille avec des espaces blanc)</text:p>
      <text:p text:style-name="P63">La fonction doit renvoyer la grille qui a été générée (<text:span text:style-name="T47">return</text:span>)</text:p>
      <text:p text:style-name="P53"/>
      <text:p text:style-name="P96"><text:span text:style-name="T71">Attention </text:span>: les listes internes ne doivent pas être des alias les unes des autres <text:span text:style-name="T72">sinon des problèmes vont apparaître comme dans l'exemple suivant :</text:span></text:p>
      <text:p text:style-name="P53"/>
      <text:p text:style-name="P110">&gt;&gt;&gt; l1 = [0, 0, 0] </text:p>
      <text:p text:style-name="P110">&gt;&gt;&gt; alias = l1 </text:p>
      <text:p text:style-name="P110">&gt;&gt;&gt; alias[1] = 4 </text:p>
      <text:p text:style-name="P110">&gt;&gt;&gt; l1 </text:p>
      <text:p text:style-name="P110">[0, 4, 0] </text:p>
      <text:p text:style-name="P7"><text:bookmark-start text:name="__RefHeading__4977_798151014"/><text:tab/>2) – display<text:span text:style-name="T62">G</text:span>rid<text:bookmark-end text:name="__RefHeading__4977_798151014"/></text:p>
      <text:p text:style-name="P64"/>
      <text:p text:style-name="P65"><text:span text:style-name="T13"><text:s text:c="4"/></text:span><text:span text:style-name="T47">def</text:span><text:span text:style-name="T48"> </text:span><text:span text:style-name="T8">display</text:span><text:span text:style-name="T9">G</text:span><text:span text:style-name="T8">rid</text:span><text:span text:style-name="T12">(grid):</text:span></text:p>
      <text:p text:style-name="P65"><text:span text:style-name="T13"><text:s text:c="4"/></text:span><text:span text:style-name="T48"><text:s text:c="4"/></text:span><text:span text:style-name="T26">''' (grid) -&gt; NoneType</text:span></text:p>
      <text:p text:style-name="P28"><text:s text:c="4"/></text:p>
      <text:p text:style-name="P65"><text:span text:style-name="T13"><text:s text:c="4"/></text:span><text:span text:style-name="T26"><text:s text:c="4"/>Display the grid to standard output. The grid must be surrounded by '+'</text:span></text:p>
      <text:p text:style-name="P65"><text:span text:style-name="T13"><text:s text:c="4"/></text:span><text:span text:style-name="T26"><text:s text:c="4"/>symbols.</text:span></text:p>
      <text:p text:style-name="P28"><text:s text:c="4"/></text:p>
      <text:p text:style-name="P65"><text:span text:style-name="T13"><text:s text:c="4"/></text:span><text:span text:style-name="T26"><text:s text:c="4"/>&gt;&gt;&gt; s = [['8', ' ', ' '], [' ', ' ', '*']] ; display</text:span><text:span text:style-name="T34">G</text:span><text:span text:style-name="T26">rid(s)</text:span></text:p>
      <text:p text:style-name="P65"><text:span text:style-name="T13"><text:s text:c="4"/></text:span><text:span text:style-name="T26"><text:s text:c="4"/>+ + + + + </text:span></text:p>
      <text:p text:style-name="P65"><text:span text:style-name="T13"><text:s text:c="4"/></text:span><text:span text:style-name="T26"><text:s text:c="4"/>+ 8 <text:s text:c="4"/>+ </text:span></text:p>
      <text:p text:style-name="P65"><text:span text:style-name="T13"><text:s text:c="4"/></text:span><text:span text:style-name="T26"><text:s text:c="4"/>+ <text:s text:c="4"/>* + </text:span></text:p>
      <text:p text:style-name="P65"><text:span text:style-name="T13"><text:s text:c="4"/></text:span><text:span text:style-name="T26"><text:s text:c="4"/>+ + + + + </text:span></text:p>
      <text:p text:style-name="P65"><text:span text:style-name="T15"><text:s text:c="4"/></text:span><text:span text:style-name="T33"><text:s text:c="4"/>'''</text:span></text:p>
      <text:p text:style-name="P66">Cette fonction est la fonction d'affichage (c'est la seule fonction du programme qui doit contenir une expression <text:s/><text:span text:style-name="T47">print</text:span>.<text:span text:style-name="T56">)</text:span></text:p>
      <text:p text:style-name="P67">Pour aider à visualiser l'aire de jeu, la grille doit être entourée par des symboles '<text:span text:style-name="T26">+</text:span>' des 4 côtés.</text:p>
      <text:p text:style-name="P7"><text:bookmark-start text:name="__RefHeading__7476_767465082"/><text:soft-page-break/><text:tab/>3) – pointInsideGrid<text:bookmark-end text:name="__RefHeading__7476_767465082"/></text:p>
      <text:p text:style-name="P69"/>
      <text:p text:style-name="P69"><text:span text:style-name="T13"><text:s text:c="4"/></text:span><text:span text:style-name="T47">def</text:span><text:span text:style-name="T48"> </text:span><text:span text:style-name="T8">pointInsideGrid</text:span><text:span text:style-name="T12">(grid,</text:span><text:span text:style-name="T48"> </text:span><text:span text:style-name="T12">point):</text:span></text:p>
      <text:p text:style-name="P69"><text:span text:style-name="T13"><text:s text:c="4"/></text:span><text:span text:style-name="T48"><text:s text:c="4"/></text:span><text:span text:style-name="T26">''' (grid, (int, int)) -&gt; Boolean</text:span></text:p>
      <text:p text:style-name="P29"><text:s text:c="4"/></text:p>
      <text:p text:style-name="P69"><text:span text:style-name="T13"><text:s text:c="4"/></text:span><text:span text:style-name="T26"><text:s text:c="4"/>Check if the point is somewhere inside the grid.</text:span></text:p>
      <text:p text:style-name="P29"><text:s text:c="4"/></text:p>
      <text:p text:style-name="P69"><text:span text:style-name="T13"><text:s text:c="4"/></text:span><text:span text:style-name="T26"><text:s text:c="4"/>&gt;&gt;&gt; pointInsideGrid(gen</text:span><text:span text:style-name="T36">G</text:span><text:span text:style-name="T26">rid(4, 5), (4, 5))</text:span></text:p>
      <text:p text:style-name="P69"><text:span text:style-name="T13"><text:s text:c="4"/></text:span><text:span text:style-name="T26"><text:s text:c="4"/>False</text:span></text:p>
      <text:p text:style-name="P69"><text:span text:style-name="T13"><text:s text:c="4"/></text:span><text:span text:style-name="T26"><text:s text:c="4"/>&gt;&gt;&gt; pointInsideGrid(gen</text:span><text:span text:style-name="T36">G</text:span><text:span text:style-name="T26">rid(6, 5), (4, 5))</text:span></text:p>
      <text:p text:style-name="P69"><text:span text:style-name="T13"><text:s text:c="4"/></text:span><text:span text:style-name="T26"><text:s text:c="4"/>True</text:span></text:p>
      <text:p text:style-name="P68"><text:span text:style-name="T13"><text:s text:c="4"/></text:span><text:span text:style-name="T26"><text:s text:c="4"/>'''</text:span></text:p>
      <text:p text:style-name="P53"/>
      <text:p text:style-name="P70">Cette fonction est là pour vérifier si un jeu de coordonnées représentant un point tombent à l'intérieur d'une grille. <text:span text:style-name="T58">Le point est représenté par un tuple (x, y) de deux valeurs entières.</text:span></text:p>
      <text:p text:style-name="P71">Gardez à l'esprit que l'indexing d'une liste en Python est toujours basé sur 0.</text:p>
      <text:p text:style-name="P71"/>
      <text:p text:style-name="P7"><text:bookmark-start text:name="__RefHeading__7478_767465082"/><text:tab/>4) - placeObject<text:bookmark-end text:name="__RefHeading__7478_767465082"/></text:p>
      <text:p text:style-name="P72"/>
      <text:p text:style-name="P72"><text:span text:style-name="T13"><text:s text:c="4"/></text:span><text:span text:style-name="T47">def</text:span><text:span text:style-name="T48"> </text:span><text:span text:style-name="T8">placeObject</text:span><text:span text:style-name="T12">(grid,</text:span><text:span text:style-name="T48"> </text:span><text:span text:style-name="T12">x,</text:span><text:span text:style-name="T48"> </text:span><text:span text:style-name="T12">y,</text:span><text:span text:style-name="T48"> </text:span><text:span text:style-name="T12">o):</text:span></text:p>
      <text:p text:style-name="P72"><text:span text:style-name="T13"><text:s text:c="4"/></text:span><text:span text:style-name="T48"><text:s text:c="4"/></text:span><text:span text:style-name="T26">''' (grid, int, int, char) -&gt; NoneType</text:span></text:p>
      <text:p text:style-name="P30"><text:s text:c="4"/></text:p>
      <text:p text:style-name="P72"><text:span text:style-name="T13"><text:s text:c="4"/></text:span><text:span text:style-name="T26"><text:s text:c="4"/>Place a character (the object o) at the given coordinates (x, y) on the</text:span></text:p>
      <text:p text:style-name="P72"><text:span text:style-name="T13"><text:s text:c="4"/></text:span><text:span text:style-name="T26"><text:s text:c="4"/>grid. You can assume that (x, y) are valid coordinates inside the grid.</text:span></text:p>
      <text:p text:style-name="P30"><text:s text:c="4"/></text:p>
      <text:p text:style-name="P72"><text:span text:style-name="T13"><text:s text:c="4"/></text:span><text:span text:style-name="T26"><text:s text:c="4"/>&gt;&gt;&gt; g = [[' ', ' '], [' ', ' ']] ; placeObject(g, 1, 0, 'o') ; g</text:span></text:p>
      <text:p text:style-name="P72"><text:span text:style-name="T13"><text:s text:c="4"/></text:span><text:span text:style-name="T26"><text:s text:c="4"/>[[' ', 'o'], [' ', ' ']]</text:span></text:p>
      <text:p text:style-name="P55"><text:span text:style-name="T13"><text:s text:c="4"/></text:span><text:span text:style-name="T26"><text:s text:c="4"/>'''</text:span></text:p>
      <text:p text:style-name="P53"/>
      <text:p text:style-name="P53"/>
      <text:p text:style-name="P73">Cette fonction est utilisée pour changer la chaîne de caractères contenu dans une case de la grille.</text:p>
      <text:p text:style-name="P74">Comme précédemment les coordonnées (x, y) où insérer la nouvelle chaîne (o) sont passées en paramètres mais cette fois il s'agit de deux paramètres (les coordonnées ne sont pas regroupées dans un tuple)</text:p>
      <text:p text:style-name="P74"/>
      <text:p text:style-name="P9"><text:bookmark-start text:name="__RefHeading__7480_767465082"/><text:tab/>5) – dropBlock <text:span text:style-name="T60">et dropFood</text:span><text:bookmark-end text:name="__RefHeading__7480_767465082"/></text:p>
      <text:p text:style-name="P74"/>
      <text:p text:style-name="P77"><text:span text:style-name="T13"><text:s text:c="4"/></text:span><text:span text:style-name="T47">def</text:span><text:span text:style-name="T48"> </text:span><text:span text:style-name="T8">dropBlock</text:span><text:span text:style-name="T12">(grid,</text:span><text:span text:style-name="T48"> </text:span><text:span text:style-name="T12">x,</text:span><text:span text:style-name="T48"> </text:span><text:span text:style-name="T12">y):</text:span></text:p>
      <text:p text:style-name="P77"><text:span text:style-name="T13"><text:s text:c="4"/></text:span><text:span text:style-name="T48"><text:s text:c="4"/></text:span><text:span text:style-name="T26">''' (grid, int, int) -&gt; NoneType</text:span></text:p>
      <text:p text:style-name="P31"><text:s text:c="4"/></text:p>
      <text:p text:style-name="P77"><text:span text:style-name="T13"><text:s text:c="4"/></text:span><text:span text:style-name="T26"><text:s text:c="4"/>Place a roadblock type object on the grid at the given (x, y) coordinates.</text:span></text:p>
      <text:p text:style-name="P77"><text:span text:style-name="T13"><text:s text:c="4"/></text:span><text:span text:style-name="T26"><text:s text:c="4"/>A roadblock is identified by the character "#".</text:span></text:p>
      <text:p text:style-name="P31"><text:s text:c="4"/></text:p>
      <text:p text:style-name="P77"><text:span text:style-name="T13"><text:s text:c="4"/></text:span><text:span text:style-name="T26"><text:s text:c="4"/>&gt;&gt;&gt; l = [[' ', ' '], [' ', ' ']] ; dropBlock(l, 1, 0) ; l</text:span></text:p>
      <text:p text:style-name="P77"><text:span text:style-name="T13"><text:s text:c="4"/></text:span><text:span text:style-name="T26"><text:s text:c="4"/>[[' ', '#'], [' ', ' ']]</text:span></text:p>
      <text:p text:style-name="P75"><text:span text:style-name="T13"><text:s text:c="4"/></text:span><text:span text:style-name="T26"><text:s text:c="4"/>'''</text:span></text:p>
      <text:p text:style-name="P78">Ces deux fonctions sont essentiellement des raccourcis pour placer certains objets, ils doivent <text:span text:style-name="T61">ré</text:span>utiliser la fonction <text:span text:style-name="T1">placeObject</text:span>.</text:p>
      <text:p text:style-name="P7"><text:bookmark-start text:name="__RefHeading__7482_767465082"/><text:soft-page-break/><text:tab/>6) - genSnake<text:bookmark-end text:name="__RefHeading__7482_767465082"/></text:p>
      <text:p text:style-name="P74"/>
      <text:p text:style-name="P79"><text:span text:style-name="T13"><text:s text:c="3"/></text:span><text:span text:style-name="T47">def</text:span><text:span text:style-name="T48"> </text:span><text:span text:style-name="T8">gen_snake</text:span><text:span text:style-name="T12">(position,</text:span><text:span text:style-name="T48"> </text:span><text:span text:style-name="T12">speed,</text:span><text:span text:style-name="T48"> </text:span><text:span text:style-name="T12">color):</text:span></text:p>
      <text:p text:style-name="P79"><text:span text:style-name="T13"><text:s text:c="3"/></text:span><text:span text:style-name="T48"><text:s text:c="4"/></text:span><text:span text:style-name="T26">''' (tuple, tuple, str) -&gt; [</text:span><text:span text:style-name="T37">[</text:span><text:span text:style-name="T26">int, int</text:span><text:span text:style-name="T37">]</text:span><text:span text:style-name="T26">, </text:span><text:span text:style-name="T37">[</text:span><text:span text:style-name="T26">int, int</text:span><text:span text:style-name="T37">]</text:span><text:span text:style-name="T26">, str, Boolean, int]</text:span></text:p>
      <text:p text:style-name="P79"><text:span text:style-name="T13"><text:s text:c="3"/></text:span><text:span text:style-name="T26"><text:s text:c="48"/>{{snake}}</text:span></text:p>
      <text:p text:style-name="P32"><text:s text:c="3"/></text:p>
      <text:p text:style-name="P79"><text:span text:style-name="T13"><text:s text:c="3"/></text:span><text:span text:style-name="T26"><text:s text:c="4"/>Generates a new snake.</text:span></text:p>
      <text:p text:style-name="P79"><text:span text:style-name="T13"><text:s text:c="3"/></text:span><text:span text:style-name="T26"><text:s text:c="4"/>A snake is represented by a list of 5 Values:</text:span></text:p>
      <text:p text:style-name="P32"><text:s text:c="3"/></text:p>
      <text:p text:style-name="P79"><text:span text:style-name="T13"><text:s text:c="3"/></text:span><text:span text:style-name="T26"><text:s text:c="4"/>- A </text:span><text:span text:style-name="T38">list</text:span><text:span text:style-name="T26"> </text:span><text:span text:style-name="T38">[</text:span><text:span text:style-name="T26">x, y</text:span><text:span text:style-name="T38">]</text:span><text:span text:style-name="T26"> representing the current position of the snake's head.</text:span></text:p>
      <text:p text:style-name="P79"><text:span text:style-name="T13"><text:s text:c="3"/></text:span><text:span text:style-name="T26"><text:s text:c="4"/>- A </text:span><text:span text:style-name="T38">list</text:span><text:span text:style-name="T26"> </text:span><text:span text:style-name="T38">[</text:span><text:span text:style-name="T26">vx, vy</text:span><text:span text:style-name="T38">]</text:span><text:span text:style-name="T26"> representing the speed vector of the snake's head.</text:span></text:p>
      <text:p text:style-name="P79"><text:span text:style-name="T13"><text:s text:c="3"/></text:span><text:span text:style-name="T26"><text:s text:c="4"/>- A string identifying the snake by a color.</text:span></text:p>
      <text:p text:style-name="P79"><text:span text:style-name="T13"><text:s text:c="3"/></text:span><text:span text:style-name="T26"><text:s text:c="4"/>- A Boolean that is True if the snake is alive and False otherwise.</text:span></text:p>
      <text:p text:style-name="P79"><text:span text:style-name="T13"><text:s text:c="3"/></text:span><text:span text:style-name="T26"><text:s text:c="4"/>- An integer representing the size of the snake (starts at 1)</text:span></text:p>
      <text:p text:style-name="P32"><text:s text:c="3"/></text:p>
      <text:p text:style-name="P79"><text:span text:style-name="T13"><text:s text:c="3"/></text:span><text:span text:style-name="T26"><text:s text:c="4"/>&gt;&gt;&gt; gen_snake((1, 1), (1, 0), 'red')</text:span></text:p>
      <text:p text:style-name="P81"><text:span text:style-name="T13"><text:s text:c="3"/></text:span><text:span text:style-name="T26"><text:s text:c="4"/>[[1, 1], [1, 0], 'red', True, 1]</text:span></text:p>
      <text:p text:style-name="P76"><text:span text:style-name="T13"><text:s text:c="3"/></text:span><text:span text:style-name="T26"><text:s text:c="4"/>'''</text:span></text:p>
      <text:p text:style-name="P74"/>
      <text:p text:style-name="P80">Génère <text:span text:style-name="T64">et retourne </text:span>un nouveau snake correspondant aux paramètres. <text:span text:style-name="T65">Vous pouvez transformer un tuple en liste avec un appel de la fonction list() :</text:span></text:p>
      <text:p text:style-name="P80"/>
      <text:p text:style-name="P111">&gt;&gt;&gt; l = list((3, 4)) </text:p>
      <text:p text:style-name="P111">&gt;&gt;&gt; l </text:p>
      <text:p text:style-name="P111">[3, 4] </text:p>
      <text:p text:style-name="P73"/>
      <text:p text:style-name="P73"/>
      <text:p text:style-name="P7"><text:bookmark-start text:name="__RefHeading__7484_767465082"/><text:tab/>7) - isAlive et killSnake<text:bookmark-end text:name="__RefHeading__7484_767465082"/></text:p>
      <text:p text:style-name="P73"/>
      <text:p text:style-name="P82"><text:span text:style-name="T13"><text:s text:c="3"/></text:span><text:span text:style-name="T26"><text:s text:c="4"/>&gt;&gt;&gt; isAlive([[0, 0], [1, 0], 'red', True, 1])</text:span></text:p>
      <text:p text:style-name="P82"><text:span text:style-name="T13"><text:s text:c="3"/></text:span><text:span text:style-name="T26"><text:s text:c="4"/>True</text:span></text:p>
      <text:p text:style-name="P82"><text:span text:style-name="T13"><text:s text:c="3"/></text:span><text:span text:style-name="T26"><text:s text:c="4"/>&gt;&gt;&gt; isAlive([[0, 0], [1, 6], 'green', False, 1])</text:span></text:p>
      <text:p text:style-name="P82"><text:span text:style-name="T13"><text:s text:c="3"/></text:span><text:span text:style-name="T26"><text:s text:c="4"/>False</text:span></text:p>
      <text:p text:style-name="P82"><text:span text:style-name="T13"><text:s text:c="3"/></text:span><text:span text:style-name="T26"><text:s text:c="4"/>&gt;&gt;&gt; s = gen_snake((0, 0), (1, 0), 'red') ; killSnake(s) ; s</text:span></text:p>
      <text:p text:style-name="P82"><text:span text:style-name="T13"><text:s text:c="3"/></text:span><text:span text:style-name="T26"><text:s text:c="4"/>[[0, 0], [1, 0], 'red', False, 1]</text:span></text:p>
      <text:p text:style-name="P33"/>
      <text:p text:style-name="P83"><text:span text:style-name="T1">isAlive</text:span> vérifie si un snake est vivant et renvoie True si c'est le cas, False sinon. Pour rappel, c'est le 4eme élément dans la liste représentant un snake qui dit si le snake est vivant ou pas.</text:p>
      <text:p text:style-name="P83"/>
      <text:p text:style-name="P84"><text:span text:style-name="T1">killSnake</text:span> met à jours le status d'un snake passé en argument, en <text:span text:style-name="T66">remplaçant</text:span> la valeur du 4eme élément dans la liste <text:span text:style-name="T66">par '</text:span><text:span text:style-name="T39">False</text:span><text:span text:style-name="T66">'</text:span>.</text:p>
      <text:p text:style-name="P73"/>
      <text:p text:style-name="P73"/>
      <text:p text:style-name="P86"/>
      <text:p text:style-name="P86"/>
      <text:p text:style-name="P86"/>
      <text:p text:style-name="P86"/>
      <text:p text:style-name="P86"/>
      <text:p text:style-name="P86"/>
      <text:p text:style-name="P7"><text:bookmark-start text:name="__RefHeading__7486_767465082"/><text:soft-page-break/><text:tab/>8) - getNextPosition<text:bookmark-end text:name="__RefHeading__7486_767465082"/></text:p>
      <text:p text:style-name="P73"/>
      <text:p text:style-name="P73"/>
      <text:p text:style-name="P89"><text:span text:style-name="T13"><text:s text:c="3"/></text:span><text:span text:style-name="T47">def</text:span><text:span text:style-name="T48"> </text:span><text:span text:style-name="T8">getNextPosition</text:span><text:span text:style-name="T12">(snake):</text:span></text:p>
      <text:p text:style-name="P89"><text:span text:style-name="T13"><text:s text:c="3"/></text:span><text:span text:style-name="T48"><text:s text:c="4"/></text:span><text:span text:style-name="T26">''' (snake) -&gt; (int, int)</text:span></text:p>
      <text:p text:style-name="P34"><text:s text:c="3"/></text:p>
      <text:p text:style-name="P89"><text:span text:style-name="T13"><text:s text:c="3"/></text:span><text:span text:style-name="T26"><text:s text:c="4"/>Returns the next position the (head of the) snake will move to.</text:span></text:p>
      <text:p text:style-name="P34"><text:s text:c="3"/></text:p>
      <text:p text:style-name="P89"><text:span text:style-name="T13"><text:s text:c="3"/></text:span><text:span text:style-name="T26"><text:s text:c="4"/>&gt;&gt;&gt; getNextPosition([[0, 0], [1, 0], 'red', True, 1])</text:span></text:p>
      <text:p text:style-name="P89"><text:span text:style-name="T13"><text:s text:c="3"/></text:span><text:span text:style-name="T26"><text:s text:c="4"/>(1, 0)</text:span></text:p>
      <text:p text:style-name="P89"><text:span text:style-name="T13"><text:s text:c="3"/></text:span><text:span text:style-name="T26"><text:s text:c="4"/>'''</text:span></text:p>
      <text:p text:style-name="P35"/>
      <text:p text:style-name="P90">Cette fonction sert à calculer la prochaine position d'un snake passé en argument en fonction de sa position actuelle et de son vecteur vitesse.</text:p>
      <text:p text:style-name="P90"/>
      <text:p text:style-name="P91">Pour calculer la nouvelle position il suffit d'ajouter le vecteur vitesse à la position. Dans l'exemple la postion est [0, 0] et le vecteur [1, 0] donc le résultat est la position (1, 0) <text:span text:style-name="T67">ce qui correspondra à un déplacement d'une case vers la droite.</text:span></text:p>
      <text:p text:style-name="P91"/>
      <text:p text:style-name="P92">Attention cette fonction est uniquement indicative : elle ne doit pas faire bouger <text:span text:style-name="T69">(modifier) </text:span>le snake, juste renvoyer sa prochaine position.</text:p>
      <text:p text:style-name="P92"/>
      <text:p text:style-name="P100">Notez également que cette fonction est indépendante d'une grille. </text:p>
      <text:p text:style-name="P85"/>
      <text:p text:style-name="P10"><text:bookmark-start text:name="__RefHeading__7488_767465082"/><text:tab/>9) – turnRight et turnLeft<text:bookmark-end text:name="__RefHeading__7488_767465082"/></text:p>
      <text:p text:style-name="P87"/>
      <text:p text:style-name="P93"><text:span text:style-name="T13"><text:s text:c="3"/></text:span><text:span text:style-name="T47">def</text:span><text:span text:style-name="T48"> </text:span><text:span text:style-name="T8">turnRight</text:span><text:span text:style-name="T12">(snake):</text:span></text:p>
      <text:p text:style-name="P93"><text:span text:style-name="T13"><text:s text:c="3"/></text:span><text:span text:style-name="T48"><text:s text:c="4"/></text:span><text:span text:style-name="T26">''' (snake) -&gt; NoneType</text:span></text:p>
      <text:p text:style-name="P36"><text:s text:c="3"/></text:p>
      <text:p text:style-name="P93"><text:span text:style-name="T13"><text:s text:c="3"/></text:span><text:span text:style-name="T26"><text:s text:c="4"/>Change the speed vector of the snake to make it turn right.</text:span></text:p>
      <text:p text:style-name="P36"><text:s text:c="3"/></text:p>
      <text:p text:style-name="P93"><text:span text:style-name="T13"><text:s text:c="3"/></text:span><text:span text:style-name="T26"><text:s text:c="4"/>&gt;&gt;&gt; s = gen_snake((0, 0), (1, 0), 'red') ; s</text:span></text:p>
      <text:p text:style-name="P93"><text:span text:style-name="T13"><text:s text:c="3"/></text:span><text:span text:style-name="T26"><text:s text:c="4"/>[[0, 0], [1, 0], 'red', True, 1]</text:span></text:p>
      <text:p text:style-name="P93"><text:span text:style-name="T13"><text:s text:c="3"/></text:span><text:span text:style-name="T26"><text:s text:c="4"/>&gt;&gt;&gt; turnRight(s) ; s</text:span></text:p>
      <text:p text:style-name="P93"><text:span text:style-name="T13"><text:s text:c="3"/></text:span><text:span text:style-name="T26"><text:s text:c="4"/>[[0, 0], [0, 1], 'red', True, 1]</text:span></text:p>
      <text:p text:style-name="P87"><text:span text:style-name="T13"><text:s text:c="3"/></text:span><text:span text:style-name="T26"><text:s text:c="4"/>'''</text:span><text:line-break/></text:p>
      <text:p text:style-name="P94">Ces fonctions servent à faire tourner le serpent. 'Faire tourner' veut dire seulement changer le vecteur vitesse.</text:p>
      <text:p text:style-name="P94">Dans l'exemple le snake commence avec un vecteur (1, 0) (il se déplace vers la droite) et après avoir tourné à droite se retrouve avec un vecteur (0, 1) (il se déplace vers le bas)</text:p>
      <text:p text:style-name="P86"/>
      <text:p text:style-name="P95">Ces fonctions doivent changer le vecteur vitesse dans le snake <text:span text:style-name="T68">et ne doivent rien renvoyer.</text:span></text:p>
      <text:p text:style-name="P86"/>
      <text:p text:style-name="P86"/>
      <text:p text:style-name="P160"><text:bookmark-start text:name="__RefHeading__7490_767465082"/><text:tab/>1<text:span text:style-name="T73">0) – updateSnake</text:span><text:bookmark-end text:name="__RefHeading__7490_767465082"/></text:p>
      <text:p text:style-name="P86"/>
      <text:p text:style-name="P97"><text:span text:style-name="T13"><text:s text:c="3"/></text:span><text:span text:style-name="T47">def</text:span><text:span text:style-name="T48"> </text:span><text:span text:style-name="T8">update</text:span><text:span text:style-name="T11">S</text:span><text:span text:style-name="T8">nake</text:span><text:span text:style-name="T12">(grid,</text:span><text:span text:style-name="T48"> </text:span><text:span text:style-name="T12">snake):</text:span></text:p>
      <text:p text:style-name="P97"><text:span text:style-name="T13"><text:s text:c="3"/></text:span><text:span text:style-name="T48"><text:s text:c="4"/></text:span><text:span text:style-name="T26">''' (grid, snake) -&gt; NoneType</text:span></text:p>
      <text:p text:style-name="P37"><text:s text:c="3"/></text:p>
      <text:p text:style-name="P97"><text:span text:style-name="T13"><text:s text:c="3"/></text:span><text:span text:style-name="T26"><text:s text:c="4"/>Update the given snake, relative to the grid.</text:span></text:p>
      <text:p text:style-name="P97"><text:span text:style-name="T13"><text:s text:c="3"/></text:span><text:span text:style-name="T26"><text:s text:c="8"/>- If the snake steps over one side of the grid, its position switches</text:span></text:p>
      <text:p text:style-name="P97"><text:span text:style-name="T13"><text:s text:c="3"/></text:span><text:span text:style-name="T26"><text:s text:c="10"/>to the other side of the grid.</text:span></text:p>
      <text:p text:style-name="P97"><text:span text:style-name="T13"><text:s text:c="3"/></text:span><text:span text:style-name="T26"><text:s text:c="8"/>- If the snake's next position on the grid is occupied by a roadblock</text:span></text:p>
      <text:p text:style-name="P97"><text:span text:style-name="T13"><text:s text:c="3"/></text:span><text:span text:style-name="T26"><text:s text:c="10"/>or a snake, the snake should be killed.</text:span></text:p>
      <text:p text:style-name="P97"><text:span text:style-name="T13"><text:s text:c="3"/></text:span><text:span text:style-name="T26"><text:s text:c="8"/>- Else, Update the snake's position.</text:span></text:p>
      <text:p text:style-name="P97"><text:span text:style-name="T13"><text:s text:c="3"/></text:span><text:span text:style-name="T26"><text:s text:c="8"/>- If the new position has snakefood, increase size element of the snake</text:span></text:p>
      <text:p text:style-name="P37"><text:s text:c="3"/></text:p>
      <text:p text:style-name="P97"><text:span text:style-name="T13"><text:s text:c="3"/></text:span><text:span text:style-name="T26"><text:s text:c="4"/>&gt;&gt;&gt; s = gen</text:span><text:span text:style-name="T40">S</text:span><text:span text:style-name="T26">nake((1, 0), (-1, 0), 'red') ; g = gen</text:span><text:span text:style-name="T42">G</text:span><text:span text:style-name="T26">rid(3, 5) ; s</text:span></text:p>
      <text:p text:style-name="P97"><text:span text:style-name="T13"><text:s text:c="3"/></text:span><text:span text:style-name="T26"><text:s text:c="4"/>[[1, 0], [-1, 0], 'red', True, 1]</text:span></text:p>
      <text:p text:style-name="P97"><text:span text:style-name="T13"><text:s text:c="3"/></text:span><text:span text:style-name="T26"><text:s text:c="4"/>&gt;&gt;&gt; update</text:span><text:span text:style-name="T40">S</text:span><text:span text:style-name="T26">nake(g, s) ; s</text:span></text:p>
      <text:p text:style-name="P97"><text:span text:style-name="T13"><text:s text:c="3"/></text:span><text:span text:style-name="T26"><text:s text:c="4"/>[[0, 0], [-1, 0], 'red', True, 1]</text:span></text:p>
      <text:p text:style-name="P97"><text:span text:style-name="T13"><text:s text:c="3"/></text:span><text:span text:style-name="T26"><text:s text:c="4"/>&gt;&gt;&gt; update</text:span><text:span text:style-name="T40">S</text:span><text:span text:style-name="T26">nake(g, s) ; s </text:span><text:span text:style-name="T43">#3</text:span></text:p>
      <text:p text:style-name="P97"><text:span text:style-name="T13"><text:s text:c="3"/></text:span><text:span text:style-name="T26"><text:s text:c="4"/>[[4, 0], [-1, 0], 'red', True, 1]</text:span></text:p>
      <text:p text:style-name="P97"><text:span text:style-name="T13"><text:s text:c="3"/></text:span><text:span text:style-name="T26"><text:s text:c="4"/>&gt;&gt;&gt; update</text:span><text:span text:style-name="T40">S</text:span><text:span text:style-name="T26">nake(g, s) ; s</text:span></text:p>
      <text:p text:style-name="P97"><text:span text:style-name="T13"><text:s text:c="3"/></text:span><text:span text:style-name="T26"><text:s text:c="4"/>[[3, 0], [-1, 0], 'red', True, 1]</text:span></text:p>
      <text:p text:style-name="P97"><text:span text:style-name="T13"><text:s text:c="3"/></text:span><text:span text:style-name="T26"><text:s text:c="4"/>&gt;&gt;&gt; dropFood(g, 2, 0) ; update</text:span><text:span text:style-name="T41">S</text:span><text:span text:style-name="T26">nake(g, s) ; s</text:span></text:p>
      <text:p text:style-name="P97"><text:span text:style-name="T13"><text:s text:c="3"/></text:span><text:span text:style-name="T26"><text:s text:c="4"/>[[2, 0], [-1, 0], 'red', True, 2]</text:span></text:p>
      <text:p text:style-name="P112"><text:s text:c="7"/>&gt;&gt;&gt; dropBlock(g, 1, 0) ; updateSnake(g, s) ; s </text:p>
      <text:p text:style-name="P112"><text:s text:c="7"/>[[2, 0], [-1, 0], 'red', False, 2]</text:p>
      <text:p text:style-name="P88"><text:span text:style-name="T13"><text:s text:c="3"/></text:span><text:span text:style-name="T26"><text:s text:c="4"/>'''</text:span></text:p>
      <text:p text:style-name="P98"/>
      <text:p text:style-name="P98">Avec cette fonction, on attaque la partie difficile.</text:p>
      <text:p text:style-name="P98"/>
      <text:p text:style-name="P99">Cette fonction doit modifier le snake passé en argument en fonction de la grille passée en argument et de l'état interne du snake.</text:p>
      <text:p text:style-name="P86"/>
      <text:list xml:id="list3065454522888150702" text:style-name="L3">
        <text:list-item>
          <text:p text:style-name="P175">Attention, cette fonction ne doit pas modifier la grille.</text:p>
          <text:p text:style-name="P175"/>
        </text:list-item>
        <text:list-item>
          <text:p text:style-name="P175">Cette fonction doit mettre à jours la position du snake en fonction de son vecteur vitesse</text:p>
          <text:p text:style-name="P175"/>
        </text:list-item>
        <text:list-item>
          <text:p text:style-name="P175">Si l<text:span text:style-name="T74">a prochaine position du</text:span> snake sort d'un côté de la grille, il doit ré-apparaitre de l'autre côté. <text:span text:style-name="T75">Dans l'exemple #3 au dessus, le snake a disparu du côté gauche de la grille pour réapparaître du coté droit.</text:span></text:p>
          <text:p text:style-name="P176"/>
        </text:list-item>
        <text:list-item>
          <text:p text:style-name="P176">Si la prochaine position du snake sur la grille contient un caractère 'roadblock' (#) le snake doit être tué avec la fonction killSnake et ne pas bouger</text:p>
          <text:p text:style-name="P177"/>
        </text:list-item>
        <text:list-item>
          <text:p text:style-name="P177">Si la prochaine position du snake sur la grille contient un caractère 'snakefood' (o) la taille du snake doit augmenter.</text:p>
        </text:list-item>
      </text:list>
      <text:p text:style-name="P86"/>
      <text:p text:style-name="P86"/>
      <text:p text:style-name="P160"><text:bookmark-start text:name="__RefHeading__7492_767465082"/><text:tab/>11) – updateGrid<text:bookmark-end text:name="__RefHeading__7492_767465082"/></text:p>
      <text:p text:style-name="P101"/>
      <text:p text:style-name="P102"><text:span text:style-name="T13"><text:s text:c="3"/></text:span><text:span text:style-name="T47">def</text:span><text:span text:style-name="T48"> </text:span><text:span text:style-name="T8">update_grid</text:span><text:span text:style-name="T12">(grid,</text:span><text:span text:style-name="T48"> </text:span><text:span text:style-name="T12">snake):</text:span></text:p>
      <text:p text:style-name="P102"><text:span text:style-name="T13"><text:s text:c="3"/></text:span><text:span text:style-name="T48"><text:s text:c="4"/></text:span><text:span text:style-name="T26">''' (grid, snake) -&gt; NoneType</text:span></text:p>
      <text:p text:style-name="P38"><text:s text:c="3"/></text:p>
      <text:p text:style-name="P102"><text:span text:style-name="T13"><text:s text:c="3"/></text:span><text:span text:style-name="T26"><text:s text:c="4"/>Update the given grid, relative to the snake.</text:span></text:p>
      <text:p text:style-name="P102"><text:span text:style-name="T13"><text:s text:c="3"/></text:span><text:span text:style-name="T26"><text:s text:c="8"/>- Wipe any snake symbol off the grid.</text:span></text:p>
      <text:p text:style-name="P102"><text:span text:style-name="T13"><text:s text:c="3"/></text:span><text:span text:style-name="T26"><text:s text:c="8"/>- If the snake is not dead, repaint it on the grid</text:span></text:p>
      <text:p text:style-name="P38"><text:s text:c="3"/></text:p>
      <text:p text:style-name="P102"><text:span text:style-name="T13"><text:s text:c="3"/></text:span><text:span text:style-name="T26"><text:s text:c="4"/>&gt;&gt;&gt; s = gen_snake((2, 2), (-1, 0), 'red') ; g = gen_grid(3, 3)</text:span></text:p>
      <text:p text:style-name="P102"><text:span text:style-name="T13"><text:s text:c="3"/></text:span><text:span text:style-name="T26"><text:s text:c="4"/>&gt;&gt;&gt; placeObject(g, 2, 2, '*') ; display_grid(g)</text:span></text:p>
      <text:p text:style-name="P102"><text:span text:style-name="T13"><text:s text:c="3"/></text:span><text:span text:style-name="T26"><text:s text:c="4"/>+ + + + + </text:span></text:p>
      <text:p text:style-name="P102"><text:span text:style-name="T13"><text:s text:c="3"/></text:span><text:span text:style-name="T26"><text:s text:c="4"/>+ <text:s text:c="6"/>+ </text:span></text:p>
      <text:p text:style-name="P102"><text:span text:style-name="T13"><text:s text:c="3"/></text:span><text:span text:style-name="T26"><text:s text:c="4"/>+ <text:s text:c="6"/>+ </text:span></text:p>
      <text:p text:style-name="P102"><text:span text:style-name="T13"><text:s text:c="3"/></text:span><text:span text:style-name="T26"><text:s text:c="4"/>+ <text:s text:c="4"/>* + </text:span></text:p>
      <text:p text:style-name="P102"><text:span text:style-name="T13"><text:s text:c="3"/></text:span><text:span text:style-name="T26"><text:s text:c="4"/>+ + + + + </text:span></text:p>
      <text:p text:style-name="P102"><text:span text:style-name="T13"><text:s text:c="3"/></text:span><text:span text:style-name="T26"><text:s text:c="4"/>&gt;&gt;&gt; update_snake(g, s) ; update_grid(g, s) ; display_grid(g)</text:span></text:p>
      <text:p text:style-name="P102"><text:span text:style-name="T13"><text:s text:c="3"/></text:span><text:span text:style-name="T26"><text:s text:c="4"/>+ + + + + </text:span></text:p>
      <text:p text:style-name="P102"><text:span text:style-name="T13"><text:s text:c="3"/></text:span><text:span text:style-name="T26"><text:s text:c="4"/>+ <text:s text:c="6"/>+ </text:span></text:p>
      <text:p text:style-name="P102"><text:span text:style-name="T13"><text:s text:c="3"/></text:span><text:span text:style-name="T26"><text:s text:c="4"/>+ <text:s text:c="6"/>+ </text:span></text:p>
      <text:p text:style-name="P102"><text:span text:style-name="T13"><text:s text:c="3"/></text:span><text:span text:style-name="T26"><text:s text:c="4"/>+ <text:s text:c="2"/>* <text:s text:c="2"/>+ </text:span></text:p>
      <text:p text:style-name="P102"><text:span text:style-name="T13"><text:s text:c="3"/></text:span><text:span text:style-name="T26"><text:s text:c="4"/>+ + + + + </text:span></text:p>
      <text:p text:style-name="P102"><text:span text:style-name="T13"><text:s text:c="3"/></text:span><text:span text:style-name="T26"><text:s text:c="4"/>'''</text:span></text:p>
      <text:p text:style-name="P113"/>
      <text:p text:style-name="P103">Cette fonction va servir de complément à la fonction updateSnake. Son rôle est de faire ce que la fonction snake ne faisait pas : mettre à jours la grille.</text:p>
      <text:p text:style-name="P103"/>
      <text:p text:style-name="P104">Cette fonction doit faire cela de la manière suivante :</text:p>
      <text:p text:style-name="P104"/>
      <text:list xml:id="list8877903607195392223" text:style-name="L4">
        <text:list-item>
          <text:p text:style-name="P178">Parcourir la grille entièrement et dès qu'un symbole représentant un snake (*) est trouvé, l'enlever et le remplacer par un espace.</text:p>
        </text:list-item>
        <text:list-item>
          <text:p text:style-name="P178"><text:span text:style-name="T76">Puis, remettre</text:span> le symbole représentant le snake à la position actuelle du snake. </text:p>
        </text:list-item>
      </text:list>
      <text:p text:style-name="P104"/>
      <text:p text:style-name="P105">L'idée c'est que le snake a été modifié avant par un appel à updateSnake, mais la grille n'a pas encore été mise à jours pour prendre en compte ce changement de position. <text:span text:style-name="T77">L</text:span>e but de cette fonction <text:span text:style-name="T77">est</text:span> de prendre en compte ce changement.</text:p>
      <text:p text:style-name="P101"/>
      <text:p text:style-name="P162"><text:bookmark-start text:name="__RefHeading__7494_767465082"/>VI – Premier test du programme<text:bookmark-end text:name="__RefHeading__7494_767465082"/></text:p>
      <text:p text:style-name="P106"/>
      <text:p text:style-name="P107">Si vous avez correctement implémenté toutes les fonctions vues jusqu'ici, vous pouvez maintenant procéder à un test qui vous donnera un aperçut du programme final.</text:p>
      <text:p text:style-name="P107"/>
      <text:p text:style-name="P107">→<text:span text:style-name="T78"> Exécutez le script fourni </text:span><text:span text:style-name="T6">main_</text:span><text:span text:style-name="T7">v1</text:span><text:span text:style-name="T6">.py</text:span></text:p>
      <text:p text:style-name="P107"/>
      <text:p text:style-name="P108">Si tout se passe correctement, à la fin du programme le snake devrait avoir mangé 6/7 des caractères 'o', en laissant <text:span text:style-name="T80">celui</text:span> qui est le plus haut au début et avoir un score de 7. <text:span text:style-name="T79">Le programme devrait se terminer parce que le snake finit par se manger un obstacle.</text:span></text:p>
      <text:p text:style-name="P158"><text:bookmark-start text:name="__RefHeading__7496_767465082"/>VII – Contrôle Par l'Utilisateur<text:bookmark-end text:name="__RefHeading__7496_767465082"/></text:p>
      <text:p text:style-name="P114"/>
      <text:p text:style-name="P114">Maintenant qu'on a une structure de jeu sur laquelle on peut développer, il est temps de se soucier du contrôle du snake par l'utilisateur du programme.</text:p>
      <text:p text:style-name="P114"/>
      <text:p text:style-name="P114"/>
      <text:p text:style-name="P7"><text:bookmark-start text:name="__RefHeading__7498_767465082"/><text:tab/>1) – cmdFromString<text:bookmark-end text:name="__RefHeading__7498_767465082"/></text:p>
      <text:p text:style-name="P114"/>
      <text:p text:style-name="P115"><text:span text:style-name="T13"><text:s text:c="3"/></text:span><text:span text:style-name="T47">def</text:span><text:span text:style-name="T48"> </text:span><text:span text:style-name="T8">cmdFromString</text:span><text:span text:style-name="T12">(string,</text:span><text:span text:style-name="T48"> </text:span><text:span text:style-name="T12">cmd_chars):</text:span></text:p>
      <text:p text:style-name="P115"><text:span text:style-name="T13"><text:s text:c="3"/></text:span><text:span text:style-name="T48"><text:s text:c="4"/></text:span><text:span text:style-name="T26">''' (str, str) -&gt; int</text:span></text:p>
      <text:p text:style-name="P39"><text:s text:c="3"/></text:p>
      <text:p text:style-name="P115"><text:span text:style-name="T13"><text:s text:c="3"/></text:span><text:span text:style-name="T26"><text:s text:c="4"/>Gets a command from a string.</text:span></text:p>
      <text:p text:style-name="P115"><text:span text:style-name="T13"><text:s text:c="3"/></text:span><text:span text:style-name="T26"><text:s text:c="4"/>A command consists of a single char.</text:span></text:p>
      <text:p text:style-name="P115"><text:span text:style-name="T13"><text:s text:c="3"/></text:span><text:span text:style-name="T26"><text:s text:c="4"/>The cmd_chars parameters is a string of two chars, each char corresponds to</text:span></text:p>
      <text:p text:style-name="P115"><text:span text:style-name="T13"><text:s text:c="3"/></text:span><text:span text:style-name="T26"><text:s text:c="4"/>a single command: "Turn Left" or "Turn Right". The first char is left, the</text:span></text:p>
      <text:p text:style-name="P115"><text:span text:style-name="T13"><text:s text:c="3"/></text:span><text:span text:style-name="T26"><text:s text:c="4"/>second is right.</text:span></text:p>
      <text:p text:style-name="P39"><text:s text:c="3"/></text:p>
      <text:p text:style-name="P115"><text:span text:style-name="T13"><text:s text:c="3"/></text:span><text:span text:style-name="T26"><text:s text:c="4"/>Return the last command contained in the string, from left to right, as</text:span></text:p>
      <text:p text:style-name="P115"><text:span text:style-name="T13"><text:s text:c="3"/></text:span><text:span text:style-name="T26"><text:s text:c="4"/>an int:</text:span></text:p>
      <text:p text:style-name="P115"><text:span text:style-name="T13"><text:s text:c="3"/></text:span><text:span text:style-name="T26"><text:s text:c="8"/>-1 -&gt; Turn Left</text:span></text:p>
      <text:p text:style-name="P115"><text:span text:style-name="T13"><text:s text:c="3"/></text:span><text:span text:style-name="T26"><text:s text:c="9"/>0 -&gt; No command found in string</text:span></text:p>
      <text:p text:style-name="P115"><text:span text:style-name="T13"><text:s text:c="3"/></text:span><text:span text:style-name="T26"><text:s text:c="9"/>1 -&gt; Turn Right</text:span></text:p>
      <text:p text:style-name="P39"><text:s text:c="3"/></text:p>
      <text:p text:style-name="P115"><text:span text:style-name="T13"><text:s text:c="3"/></text:span><text:span text:style-name="T26"><text:s text:c="4"/>&gt;&gt;&gt; cmdFromString("ahpauyozdhgapzeaz", "op")</text:span></text:p>
      <text:p text:style-name="P115"><text:span text:style-name="T13"><text:s text:c="3"/></text:span><text:span text:style-name="T26"><text:s text:c="4"/>1</text:span></text:p>
      <text:p text:style-name="P115"><text:span text:style-name="T13"><text:s text:c="3"/></text:span><text:span text:style-name="T26"><text:s text:c="4"/>&gt;&gt;&gt; cmdFromString("ahpauyozdhgapzoeaz", "op")</text:span></text:p>
      <text:p text:style-name="P115"><text:span text:style-name="T13"><text:s text:c="3"/></text:span><text:span text:style-name="T26"><text:s text:c="4"/>-1</text:span></text:p>
      <text:p text:style-name="P115"><text:span text:style-name="T13"><text:s text:c="3"/></text:span><text:span text:style-name="T26"><text:s text:c="4"/>&gt;&gt;&gt; cmdFromString("ahauyzdhgazeaz", "op")</text:span></text:p>
      <text:p text:style-name="P115"><text:span text:style-name="T13"><text:s text:c="3"/></text:span><text:span text:style-name="T26"><text:s text:c="4"/>0</text:span></text:p>
      <text:p text:style-name="P115"><text:span text:style-name="T13"><text:s text:c="3"/></text:span><text:span text:style-name="T26"><text:s text:c="4"/>'''</text:span></text:p>
      <text:p text:style-name="P40"/>
      <text:p text:style-name="P114">Cette fonction va nous permettre d'analyser une cha<text:span text:style-name="T81">î</text:span>ne de caractères tapés au clavier pour en extraire des commandes à passer au snake.</text:p>
      <text:p text:style-name="P116">Dans la logique du jeu, on va lier deux touches du clavier aux commandes 'turnRight' et 'turnLeft'.</text:p>
      <text:p text:style-name="P116">Dans l'exemple, on suppose que les deux touches en questions sont « o » et « p ».</text:p>
      <text:p text:style-name="P116">La fonction prends en paramètre une chaîne à analyser et les deux caractères correspondants aux deux commandes. </text:p>
      <text:p text:style-name="P116">La fonction analyse la chaîne string et renvoie des valeurs différentes en fonctions des caractères qu'elle y trouve :</text:p>
      <text:p text:style-name="P116"/>
      <text:list xml:id="list7006951500268064297" text:style-name="L5">
        <text:list-item>
          <text:p text:style-name="P179">0 si aucun des caractères de commande n'est présent dans la chaîne.</text:p>
        </text:list-item>
        <text:list-item>
          <text:p text:style-name="P179">1 si le dernier caractère parmi les deux command chars est celui de droite (indice 1 dans cmd_char)</text:p>
        </text:list-item>
        <text:list-item>
          <text:p text:style-name="P179">-1 si le dernier caractère parmi les deux command chars est celui de gauche (indice 0 dans cmd_char)</text:p>
        </text:list-item>
      </text:list>
      <text:p text:style-name="P114"/>
      <text:p text:style-name="P117">« Le dernier caractère » veut dire le dernier vu en parcourant la chaîne de gauche à droite. </text:p>
      <text:p text:style-name="P7"><text:bookmark-start text:name="__RefHeading__7500_767465082"/><text:soft-page-break/><text:tab/>2) – doCmd<text:bookmark-end text:name="__RefHeading__7500_767465082"/></text:p>
      <text:p text:style-name="P118"/>
      <text:p text:style-name="P119"><text:span text:style-name="T13"><text:s text:c="3"/></text:span><text:span text:style-name="T47">def</text:span><text:span text:style-name="T48"> </text:span><text:span text:style-name="T8">doCmd</text:span><text:span text:style-name="T12">(s,</text:span><text:span text:style-name="T48"> </text:span><text:span text:style-name="T12">cmd):</text:span></text:p>
      <text:p text:style-name="P119"><text:span text:style-name="T13"><text:s text:c="3"/></text:span><text:span text:style-name="T48"><text:s text:c="4"/></text:span><text:span text:style-name="T26">''' (snake, int) -&gt; None</text:span></text:p>
      <text:p text:style-name="P41"><text:s text:c="3"/></text:p>
      <text:p text:style-name="P119"><text:span text:style-name="T13"><text:s text:c="3"/></text:span><text:span text:style-name="T26"><text:s text:c="4"/>Apply cmd on the snake s.</text:span></text:p>
      <text:p text:style-name="P119"><text:span text:style-name="T13"><text:s text:c="3"/></text:span><text:span text:style-name="T26"><text:s text:c="4"/>If cmd is -1, turn the snake to the left. If it's 1, to the right.</text:span></text:p>
      <text:p text:style-name="P119"><text:span text:style-name="T13"><text:s text:c="3"/></text:span><text:span text:style-name="T26"><text:s text:c="4"/>Do nothing if the command is 0.</text:span></text:p>
      <text:p text:style-name="P41"><text:s text:c="3"/></text:p>
      <text:p text:style-name="P119"><text:span text:style-name="T13"><text:s text:c="3"/></text:span><text:span text:style-name="T26"><text:s text:c="4"/>&gt;&gt;&gt; s = genSnake((1, 2), (-1, 0), 'red') ; doCmd(s, -1) ; s</text:span></text:p>
      <text:p text:style-name="P119"><text:span text:style-name="T13"><text:s text:c="3"/></text:span><text:span text:style-name="T26"><text:s text:c="4"/>[[1, 2], [0, 1], 'red', True, 1]</text:span></text:p>
      <text:p text:style-name="P119"><text:span text:style-name="T13"><text:s text:c="3"/></text:span><text:span text:style-name="T26"><text:s text:c="4"/>&gt;&gt;&gt; doCmd(s, -1) ; s</text:span></text:p>
      <text:p text:style-name="P119"><text:span text:style-name="T13"><text:s text:c="3"/></text:span><text:span text:style-name="T26"><text:s text:c="4"/>[[1, 2], [1, 0], 'red', True, 1]</text:span></text:p>
      <text:p text:style-name="P119"><text:span text:style-name="T13"><text:s text:c="3"/></text:span><text:span text:style-name="T26"><text:s text:c="4"/>&gt;&gt;&gt; doCmd(s, 0) ; s</text:span></text:p>
      <text:p text:style-name="P119"><text:span text:style-name="T13"><text:s text:c="3"/></text:span><text:span text:style-name="T26"><text:s text:c="4"/>[[1, 2], [1, 0], 'red', True, 1]</text:span></text:p>
      <text:p text:style-name="P119"><text:span text:style-name="T13"><text:s text:c="3"/></text:span><text:span text:style-name="T26"><text:s text:c="4"/>&gt;&gt;&gt; doCmd(s, 1) ; s</text:span></text:p>
      <text:p text:style-name="P119"><text:span text:style-name="T13"><text:s text:c="3"/></text:span><text:span text:style-name="T26"><text:s text:c="4"/>[[1, 2], [0, 1], 'red', True, 1]</text:span></text:p>
      <text:p text:style-name="P118"><text:span text:style-name="T13"><text:s text:c="3"/></text:span><text:span text:style-name="T26"><text:s text:c="4"/>'''</text:span></text:p>
      <text:p text:style-name="P108"/>
      <text:p text:style-name="P120">Cette fonction prends en paramètre un snake, et va également récupérer le résultat d'une précédente invocation de la fonction cmdFromString.</text:p>
      <text:p text:style-name="P120"/>
      <text:p text:style-name="P120">En fonction de ce résultat, elle va appliquer <text:span text:style-name="T82">sur le snake </text:span>une commande turnLeft si cmd est -1, turnRight si c'est 1 et ne rien faire si cmd vaut 0.</text:p>
      <text:p text:style-name="P120"/>
      <text:p text:style-name="P120"/>
      <text:p text:style-name="P160"><text:bookmark-start text:name="__RefHeading__7502_767465082"/><text:tab/>3) – Fonction fournie inputWithTimeout<text:bookmark-end text:name="__RefHeading__7502_767465082"/></text:p>
      <text:p text:style-name="P121"/>
      <text:p text:style-name="P121"><text:span text:style-name="T13"><text:s/></text:span><text:span text:style-name="T47">def</text:span><text:span text:style-name="T48"> </text:span><text:span text:style-name="T8">inputWithTimeout</text:span><text:span text:style-name="T12">(timeout):</text:span></text:p>
      <text:p text:style-name="P121"><text:span text:style-name="T13"><text:s/></text:span><text:span text:style-name="T48"><text:s text:c="4"/></text:span><text:span text:style-name="T26">''' (float) -&gt; NoneType</text:span></text:p>
      <text:p text:style-name="P42"><text:s/></text:p>
      <text:p text:style-name="P121"><text:span text:style-name="T13"><text:s/></text:span><text:span text:style-name="T26"><text:s text:c="4"/>Gets input from standard input, for 'timeout' seconds.</text:span></text:p>
      <text:p text:style-name="P121"><text:span text:style-name="T13"><text:s/></text:span><text:span text:style-name="T26"><text:s text:c="4"/>'''</text:span></text:p>
      <text:p text:style-name="P109"/>
      <text:p text:style-name="P122">Je vous fournis une fonction toute faite qui est une <text:span text:style-name="T85">variation sur</text:span> la fonction input() que vous avez l'habitude d'utiliser.</text:p>
      <text:p text:style-name="P122"/>
      <text:p text:style-name="P124">Cette fonction capture les touches pressées au clavier pour une certaine durée spécifiée en secondes sous forme d'un nombre à virgule flottante. (0.5 secondes par exemple)</text:p>
      <text:p text:style-name="P126"/>
      <text:p text:style-name="P126">Cette fonction retourne après le temps spécifi<text:span text:style-name="T84">é</text:span>, même si vous n'avez pas pressé la touche entrée. </text:p>
      <text:p text:style-name="P123"/>
      <text:p text:style-name="P123"><text:span text:style-name="T83">Attention</text:span> : <text:span text:style-name="T1">Cette fonction est spécifique à Linux.</text:span></text:p>
      <text:p text:style-name="P125"/>
      <text:p text:style-name="P134">I have neither the time nor the will to develop a similar function for Windows. If you are a <text:span text:style-name="T88">W</text:span>indows Hacker and have an idea on how to do that feel free to drop your code on the forum so that everyone else can enjoy it. <text:span text:style-name="T86">Top off my mind I'd say maybe using an ncurse layer, something like that.</text:span></text:p>
      <text:p text:style-name="P134"/>
      <text:p text:style-name="P127"><text:span text:style-name="T1">Note </text:span>: vous n'avez <text:span text:style-name="T87">pas besoin de comprendre comment cette fonction marche pour pouvoir l'utiliser.</text:span></text:p>
      <text:p text:style-name="P128">Cela dit, je vous encourage à lire le code et essayer de comprendre si ça vous intéresse.</text:p>
      <text:p text:style-name="P128"/>
      <text:p text:style-name="P128">Vous pouvez constater que cette fonction vous est fournie dans un fichier <text:span text:style-name="T1">timedinput.py.</text:span> Pour l'utiliser</text:p>
      <text:p text:style-name="P128">vous pouvez donc utiliser la directive python « <text:span text:style-name="T47">from</text:span><text:span text:style-name="T48"> </text:span><text:span text:style-name="T12">timedinput</text:span><text:span text:style-name="T48"> </text:span><text:span text:style-name="T47">import</text:span><text:span text:style-name="T48"> </text:span><text:span text:style-name="T12">inputWithTimeout »</text:span></text:p>
      <text:p text:style-name="P108"/>
      <text:p text:style-name="P108"/>
      <text:p text:style-name="P108"/>
      <text:p text:style-name="P158"><text:bookmark-start text:name="__RefHeading__6735_1420700911"/>VIII – Seconde version du programme<text:bookmark-end text:name="__RefHeading__6735_1420700911"/></text:p>
      <text:p text:style-name="P129"/>
      <text:p text:style-name="P130">Vous allez maintenant écrire une seconde version du programme fourni <text:span text:style-name="T1">main_v1.py</text:span><text:span text:style-name="T89">.</text:span></text:p>
      <text:p text:style-name="P130"/>
      <text:p text:style-name="P131">Écrivez un programme <text:span text:style-name="T1">main_v2.py</text:span>, basé sur <text:span text:style-name="T1">main_v1.py</text:span> mais qui utilise les fonctions <text:span text:style-name="T1">inputWithTimeout</text:span>, <text:span text:style-name="T1">cmdFromString</text:span> et <text:span text:style-name="T1">doCmd</text:span> pour contrôler le snake.</text:p>
      <text:p text:style-name="P131"/>
      <text:p text:style-name="P135">Utilisez les touches « op » pour controler gauche / droite.</text:p>
      <text:p text:style-name="P131"/>
      <text:p text:style-name="P133">Initialisez la grille de la même manière que dans <text:span text:style-name="T1">main_v1.py</text:span> en spécifiant manuellement les <text:span text:style-name="T90">c</text:span>ases « block » et « food ». </text:p>
      <text:p text:style-name="P131"/>
      <text:p text:style-name="P132">Vous n'avez plus besoin dans ce programme d'utiliser time.sleep(), puisque la fonction <text:span text:style-name="T1">inputWithTimeout</text:span> va se charger de fixer l'intervalle de rafraîchissement de l'affichage.</text:p>
      <text:p text:style-name="P131"/>
      <text:p text:style-name="P131"/>
      <text:p text:style-name="P131"/>
      <text:p text:style-name="P158"><text:bookmark-start text:name="__RefHeading__6737_1420700911"/>IX – Faire en sorte que le serpent ressemble à un serpent<text:bookmark-end text:name="__RefHeading__6737_1420700911"/></text:p>
      <text:p text:style-name="P136"/>
      <text:p text:style-name="P137">Pour ceux qui connaissent le jeu, vous vous êtes peut être déjà fait la réflexion que le snake ne grossit pas quand il mange.</text:p>
      <text:p text:style-name="P137"/>
      <text:p text:style-name="P137">Normalement, à chaque fois que le snake <text:span text:style-name="T91">assimile</text:span> un item de type snakefood, ('o') il devrait grossir d'une unité de longueur.</text:p>
      <text:p text:style-name="P137"/>
      <text:p text:style-name="P137">Nous allons maintenant corriger ça.</text:p>
      <text:p text:style-name="P137"/>
      <text:p text:style-name="P138">Il y a au moins deux manières d'approcher le problème :</text:p>
      <text:p text:style-name="P138"/>
      <text:list xml:id="list3085502933788388301" text:style-name="L6">
        <text:list-item>
          <text:p text:style-name="P180">On pourrait maintenir une liste des positions occupées par le snake, et parcourir cette liste à chaque affichage et à chaque mise à jours du snake pour corriger les coordonnées de chaque partie du snake</text:p>
        </text:list-item>
        <text:list-item>
          <text:p text:style-name="P180">On peut utiliser une méthode détournée de compteurs en conjonction avec la taille du snake</text:p>
        </text:list-item>
      </text:list>
      <text:p text:style-name="P138"/>
      <text:p text:style-name="P138"/>
      <text:p text:style-name="P138">Personnellement je préfère la seconde méthode donc c'est celle que je vais vous expliquer par la suite. Si il vous prends l'envie d'implémenter une version utilisant la première approche, vous pouvez bien entendu le faire (en plus).</text:p>
      <text:p text:style-name="P139"/>
      <text:p text:style-name="P141">L'idée c'est que l'on va maintenir une seconde grille, de la même dimension que la grille du jeu mais contenant des entiers au lieu de chaînes de caractères. <text:span text:style-name="T92">Toutes les valeurs dans cette grille vont être décrémentées par 1 si elles sont supérieures à 0 à chaque tour dans le jeu. Lors de la mise à jours de la grille de jeu, trois choses vont changer :</text:span></text:p>
      <text:p text:style-name="P142"/>
      <text:list xml:id="list2749976882268052109" text:style-name="L7">
        <text:list-item>
          <text:p text:style-name="P181">La procédure de décrémentation sera invoquée sur la grille d'entiers.</text:p>
        </text:list-item>
        <text:list-item>
          <text:p text:style-name="P181">Un caractère représentant un snake ne sera supprimé que si la position correspondante à celle du caractère dans la grille d'entiers a atteint zéro.</text:p>
        </text:list-item>
        <text:list-item>
          <text:p text:style-name="P181">Si le serpent est vivant, on repeint sa « tête » sur la grille, et on donne à la case correspondante à la tête dans la grille d'entiers la valeur spécifiée par la taille du serpent. ( <text:span text:style-name="T30">snake</text:span><text:span text:style-name="T31">[</text:span><text:span text:style-name="T32">4</text:span><text:span text:style-name="T31">]</text:span> )</text:p>
        </text:list-item>
      </text:list>
      <text:p text:style-name="P142"/>
      <text:p text:style-name="P182">Le schéma suivant représente ce qu'il se passe quand un snake de taille 1 « mange » :</text:p>
      <text:p text:style-name="P143"/>
      <text:p text:style-name="P140"><text:span text:style-name="T13"><text:s text:c="4"/></text:span><text:span text:style-name="T26"><text:s text:c="2"/>0 1 2 3 4 5 6 7 <text:s text:c="6"/>0 1 2 3 4 5 6 7 <text:s text:c="5"/>0 1 2 3 4 5 6 7</text:span></text:p>
      <text:p text:style-name="P140"><text:span text:style-name="T13"><text:s text:c="4"/></text:span><text:span text:style-name="T26">+ + + + + + + + + + <text:s text:c="2"/>+ + + + + + + + + + <text:s/>+ + + + + + + + + </text:span><text:span text:style-name="T44">+</text:span></text:p>
      <text:p text:style-name="P140"><text:span text:style-name="T13"><text:s text:c="4"/></text:span><text:span text:style-name="T26">+ <text:s text:c="16"/>+ <text:s text:c="2"/>+ <text:s text:c="16"/>+ <text:s/>+ <text:s text:c="16"/>+</text:span></text:p>
      <text:p text:style-name="P140"><text:span text:style-name="T13"><text:s text:c="4"/></text:span><text:span text:style-name="T26">+ <text:s text:c="4"/>* o <text:s text:c="8"/>+ <text:s text:c="2"/>+ <text:s text:c="6"/>* <text:s text:c="8"/>+ <text:s/>+ <text:s text:c="6"/>* * <text:s text:c="6"/>+ </text:span><text:span text:style-name="T46"># Grid</text:span></text:p>
      <text:p text:style-name="P140"><text:span text:style-name="T13"><text:s text:c="4"/></text:span><text:span text:style-name="T26">+ <text:s text:c="16"/>+ <text:s text:c="2"/>+ <text:s text:c="16"/>+ <text:s/>+ <text:s text:c="16"/>+</text:span></text:p>
      <text:p text:style-name="P140"><text:span text:style-name="T13"><text:s text:c="4"/></text:span><text:span text:style-name="T26">+ + + + + + + + + + <text:s text:c="2"/>+ + + + + + + + + + <text:s/>+ + + + + + + + + </text:span><text:span text:style-name="T44">+</text:span></text:p>
      <text:p text:style-name="P140"/>
      <text:p text:style-name="P140"><text:span text:style-name="T13"><text:s text:c="4"/></text:span><text:span text:style-name="T26">+ + + + + + + + + + <text:s text:c="2"/>+ + + + + + + + + + <text:s/>+ + + + + + + + </text:span><text:span text:style-name="T45">+</text:span><text:span text:style-name="T26"> +</text:span></text:p>
      <text:p text:style-name="P140"><text:span text:style-name="T13"><text:s text:c="4"/></text:span><text:span text:style-name="T26">+ <text:s text:c="16"/>+ <text:s text:c="2"/>+ <text:s text:c="16"/>+ <text:s/>+ <text:s text:c="16"/>+ </text:span><text:span text:style-name="T46"># IntGrid</text:span></text:p>
      <text:p text:style-name="P140"><text:span text:style-name="T13"><text:s text:c="4"/></text:span><text:span text:style-name="T26">+ <text:s text:c="4"/>1 <text:s text:c="10"/>+ <text:s text:c="2"/>+ <text:s text:c="6"/>2 <text:s text:c="8"/>+ <text:s/>+ <text:s text:c="6"/>1 2 <text:s text:c="6"/>+</text:span></text:p>
      <text:p text:style-name="P140"><text:span text:style-name="T13"><text:s text:c="4"/></text:span><text:span text:style-name="T26">+ <text:s text:c="16"/>+ <text:s text:c="2"/>+ <text:s text:c="16"/>+ <text:s/>+ <text:s text:c="16"/>+</text:span></text:p>
      <text:p text:style-name="P140"><text:span text:style-name="T13"><text:s text:c="4"/></text:span><text:span text:style-name="T26">+ + + + + + + + + + <text:s text:c="2"/>+ + + + + + + + + + <text:s/>+ + + + + + + + </text:span><text:span text:style-name="T45">+</text:span><text:span text:style-name="T26"> +</text:span></text:p>
      <text:p text:style-name="P162"><text:bookmark-start text:name="__RefHeading__6739_1420700911"/><text:soft-page-break/>X - <text:s/>Fonctions pour réaliser la modification d'affichage<text:bookmark-end text:name="__RefHeading__6739_1420700911"/></text:p>
      <text:p text:style-name="P144"/>
      <text:p text:style-name="P7"><text:bookmark-start text:name="__RefHeading__6741_1420700911"/><text:tab/>1) – <text:span text:style-name="T93">genIntGrid</text:span><text:bookmark-end text:name="__RefHeading__6741_1420700911"/></text:p>
      <text:p text:style-name="P144"/>
      <text:p text:style-name="P146"><text:span text:style-name="T13"><text:s text:c="3"/></text:span><text:span text:style-name="T47">def</text:span><text:span text:style-name="T48"> </text:span><text:span text:style-name="T8">genIntGrid</text:span><text:span text:style-name="T12">(grid):</text:span></text:p>
      <text:p text:style-name="P146"><text:span text:style-name="T13"><text:s text:c="3"/></text:span><text:span text:style-name="T48"><text:s text:c="4"/></text:span><text:span text:style-name="T26">''' (grid) -&gt; list of list of int {{intgrid}}</text:span></text:p>
      <text:p text:style-name="P183"><text:s text:c="3"/></text:p>
      <text:p text:style-name="P183"><text:s text:c="3"/></text:p>
      <text:p text:style-name="P146"><text:span text:style-name="T13"><text:s text:c="3"/></text:span><text:span text:style-name="T26"><text:s text:c="4"/>Given a grid, returns an integer grid of the same dimentions, where every</text:span></text:p>
      <text:p text:style-name="P146"><text:span text:style-name="T13"><text:s text:c="3"/></text:span><text:span text:style-name="T26"><text:s text:c="4"/>element is initialized at 0.</text:span></text:p>
      <text:p text:style-name="P183"><text:s text:c="3"/></text:p>
      <text:p text:style-name="P146"><text:span text:style-name="T13"><text:s text:c="3"/></text:span><text:span text:style-name="T26"><text:s text:c="4"/>&gt;&gt;&gt; genIntGrid(genGrid(2, 3))</text:span></text:p>
      <text:p text:style-name="P146"><text:span text:style-name="T13"><text:s text:c="3"/></text:span><text:span text:style-name="T26"><text:s text:c="4"/>[[0, 0, 0], [0, 0, 0]]</text:span></text:p>
      <text:p text:style-name="P146"><text:span text:style-name="T13"><text:s text:c="3"/></text:span><text:span text:style-name="T26"><text:s text:c="4"/>&gt;&gt;&gt; genIntGrid(genGrid(3, 4))</text:span></text:p>
      <text:p text:style-name="P146"><text:span text:style-name="T13"><text:s text:c="3"/></text:span><text:span text:style-name="T26"><text:s text:c="4"/>[[0, 0, 0, 0], [0, 0, 0, 0], [0, 0, 0, 0]]</text:span></text:p>
      <text:p text:style-name="P145"><text:span text:style-name="T13"><text:s text:c="3"/></text:span><text:span text:style-name="T26"><text:s text:c="4"/>'''</text:span></text:p>
      <text:p text:style-name="P144"/>
      <text:p text:style-name="P147">Cette fonction doit fonctionner exactement comme genGrid, à la différence que la grille générée doit être initialisée avec toutes les cases à 0 et et calquer son nombre de lignes / colones sur la grille passée en paramètre.</text:p>
      <text:p text:style-name="P147"/>
      <text:p text:style-name="P147"/>
      <text:p text:style-name="P144"/>
      <text:p text:style-name="P7"><text:bookmark-start text:name="__RefHeading__6743_1420700911"/><text:tab/>2) – decrIntGrid<text:bookmark-end text:name="__RefHeading__6743_1420700911"/></text:p>
      <text:p text:style-name="P148"/>
      <text:p text:style-name="P150"><text:span text:style-name="T13"><text:s text:c="3"/></text:span><text:span text:style-name="T47">def</text:span><text:span text:style-name="T48"> </text:span><text:span text:style-name="T8">decrIntGrid</text:span><text:span text:style-name="T12">(intgrid):</text:span></text:p>
      <text:p text:style-name="P150"><text:span text:style-name="T13"><text:s text:c="3"/></text:span><text:span text:style-name="T48"><text:s text:c="4"/></text:span><text:span text:style-name="T26">''' (intgrid) -&gt; NoneType</text:span></text:p>
      <text:p text:style-name="P184"><text:s text:c="3"/></text:p>
      <text:p text:style-name="P150"><text:span text:style-name="T13"><text:s text:c="3"/></text:span><text:span text:style-name="T26"><text:s text:c="4"/>Decrement every value in intgrid by one if it is bigger than 0.</text:span></text:p>
      <text:p text:style-name="P184"><text:s text:c="3"/></text:p>
      <text:p text:style-name="P150"><text:span text:style-name="T13"><text:s text:c="3"/></text:span><text:span text:style-name="T26"><text:s text:c="4"/>&gt;&gt;&gt; ig = genIntGrid(genGrid(2, 3)) ; ig[0][1] = 2 ; ig[1][2] = 9</text:span></text:p>
      <text:p text:style-name="P150"><text:span text:style-name="T13"><text:s text:c="3"/></text:span><text:span text:style-name="T26"><text:s text:c="4"/>&gt;&gt;&gt; decrIntGrid(ig) ; ig</text:span></text:p>
      <text:p text:style-name="P150"><text:span text:style-name="T13"><text:s text:c="3"/></text:span><text:span text:style-name="T26"><text:s text:c="4"/>[[0, 1, 0], [0, 0, 8]]</text:span></text:p>
      <text:p text:style-name="P150"><text:span text:style-name="T13"><text:s text:c="3"/></text:span><text:span text:style-name="T26"><text:s text:c="4"/>&gt;&gt;&gt; ig[0][0] = 4 ; decrIntGrid(ig) ; ig</text:span></text:p>
      <text:p text:style-name="P150"><text:span text:style-name="T13"><text:s text:c="3"/></text:span><text:span text:style-name="T26"><text:s text:c="4"/>[[3, 0, 0], [0, 0, 7]]</text:span></text:p>
      <text:p text:style-name="P150"><text:span text:style-name="T13"><text:s text:c="3"/></text:span><text:span text:style-name="T26"><text:s text:c="4"/>&gt;&gt;&gt; decrIntGrid(ig) ; ig</text:span></text:p>
      <text:p text:style-name="P150"><text:span text:style-name="T13"><text:s text:c="3"/></text:span><text:span text:style-name="T26"><text:s text:c="4"/>[[2, 0, 0], [0, 0, 6]]</text:span></text:p>
      <text:p text:style-name="P149"><text:span text:style-name="T13"><text:s text:c="3"/></text:span><text:span text:style-name="T26"><text:s text:c="4"/>'''</text:span></text:p>
      <text:p text:style-name="P148"/>
      <text:p text:style-name="P148">Cette fonction <text:span text:style-name="T94">doit passer sur l'intégralité de la grille et décrémenter d'une unité toutes les valeurs supérieures à 0.</text:span></text:p>
      <text:p text:style-name="P148"/>
      <text:p text:style-name="P148"/>
      <text:p text:style-name="P161">3 ) - updateGrids</text:p>
      <text:p text:style-name="P151"/>
      <text:p text:style-name="P152"><text:span text:style-name="T13"><text:s text:c="3"/></text:span><text:span text:style-name="T47">def</text:span><text:span text:style-name="T48"> </text:span><text:span text:style-name="T8">updateGrids</text:span><text:span text:style-name="T12">(grid,</text:span><text:span text:style-name="T48"> </text:span><text:span text:style-name="T12">intgrid,</text:span><text:span text:style-name="T48"> </text:span><text:span text:style-name="T12">snake):</text:span></text:p>
      <text:p text:style-name="P152"><text:span text:style-name="T13"><text:s text:c="3"/></text:span><text:span text:style-name="T48"><text:s text:c="4"/></text:span><text:span text:style-name="T26">''' (grid, , intgrid, snake) -&gt; NoneType</text:span></text:p>
      <text:p text:style-name="P185"><text:s text:c="3"/></text:p>
      <text:p text:style-name="P152"><text:span text:style-name="T13"><text:s text:c="3"/></text:span><text:span text:style-name="T26"><text:s text:c="4"/>Update the given grids, relative to the snake.</text:span></text:p>
      <text:p text:style-name="P152"><text:span text:style-name="T13"><text:s text:c="3"/></text:span><text:span text:style-name="T26"><text:s text:c="8"/>- Wipe any snake symbol off the grid if the corresponding counter in</text:span></text:p>
      <text:p text:style-name="P152"><text:span text:style-name="T13"><text:s text:c="3"/></text:span><text:span text:style-name="T26"><text:s text:c="10"/>the intgrid has reached zero.</text:span></text:p>
      <text:p text:style-name="P152"><text:span text:style-name="T13"><text:s text:c="3"/></text:span><text:span text:style-name="T26"><text:s text:c="8"/>- If the snake is not dead, repaint it on the grid and reset the</text:span></text:p>
      <text:p text:style-name="P152"><text:span text:style-name="T13"><text:s text:c="3"/></text:span><text:span text:style-name="T26"><text:s text:c="10"/>counter for the snake's position.</text:span></text:p>
      <text:p text:style-name="P185"><text:s text:c="3"/></text:p>
      <text:p text:style-name="P152"><text:span text:style-name="T13"><text:s text:c="3"/></text:span><text:span text:style-name="T26"><text:s text:c="4"/>&gt;&gt;&gt; s = genSnake((2, 2), (-1, 0), 'red') ; g = genGrid(3, 3)</text:span></text:p>
      <text:p text:style-name="P152"><text:span text:style-name="T13"><text:s text:c="3"/></text:span><text:span text:style-name="T26"><text:s text:c="4"/>&gt;&gt;&gt; placeObject(g, 2, 2, '*') ; dropFood(g, 1, 2) ; displayGrid(g)</text:span></text:p>
      <text:p text:style-name="P152"><text:span text:style-name="T13"><text:s text:c="3"/></text:span><text:span text:style-name="T26"><text:s text:c="4"/>+ + + + + </text:span></text:p>
      <text:p text:style-name="P152"><text:span text:style-name="T13"><text:s text:c="3"/></text:span><text:span text:style-name="T26"><text:s text:c="4"/>+ <text:s text:c="6"/>+ </text:span></text:p>
      <text:p text:style-name="P152"><text:span text:style-name="T13"><text:s text:c="3"/></text:span><text:span text:style-name="T26"><text:s text:c="4"/>+ <text:s text:c="6"/>+ </text:span></text:p>
      <text:p text:style-name="P152"><text:span text:style-name="T13"><text:s text:c="3"/></text:span><text:span text:style-name="T26"><text:s text:c="4"/>+ <text:s text:c="2"/>o * + </text:span></text:p>
      <text:p text:style-name="P152"><text:span text:style-name="T13"><text:s text:c="3"/></text:span><text:span text:style-name="T26"><text:s text:c="4"/>+ + + + + </text:span></text:p>
      <text:p text:style-name="P152"><text:span text:style-name="T13"><text:s text:c="3"/></text:span><text:span text:style-name="T26"><text:s text:c="4"/>&gt;&gt;&gt; ig = genIntGrid(g) ; updateSnake(g, s) ; updateGrids(g, ig, s)</text:span></text:p>
      <text:p text:style-name="P152"><text:span text:style-name="T13"><text:s text:c="3"/></text:span><text:span text:style-name="T26"><text:s text:c="4"/>&gt;&gt;&gt; displayGrid(g)</text:span></text:p>
      <text:p text:style-name="P152"><text:span text:style-name="T13"><text:s text:c="3"/></text:span><text:span text:style-name="T26"><text:s text:c="4"/>+ + + + + </text:span></text:p>
      <text:p text:style-name="P152"><text:span text:style-name="T13"><text:s text:c="3"/></text:span><text:span text:style-name="T26"><text:s text:c="4"/>+ <text:s text:c="6"/>+ </text:span></text:p>
      <text:p text:style-name="P152"><text:span text:style-name="T13"><text:s text:c="3"/></text:span><text:span text:style-name="T26"><text:s text:c="4"/>+ <text:s text:c="6"/>+ </text:span></text:p>
      <text:p text:style-name="P152"><text:span text:style-name="T13"><text:s text:c="3"/></text:span><text:span text:style-name="T26"><text:s text:c="4"/>+ <text:s text:c="2"/>* <text:s text:c="2"/>+ </text:span></text:p>
      <text:p text:style-name="P152"><text:span text:style-name="T13"><text:s text:c="3"/></text:span><text:span text:style-name="T26"><text:s text:c="4"/>+ + + + + </text:span></text:p>
      <text:p text:style-name="P152"><text:span text:style-name="T13"><text:s text:c="3"/></text:span><text:span text:style-name="T26"><text:s text:c="4"/>&gt;&gt;&gt; updateSnake(g, s) ; updateGrids(g, ig, s) ; displayGrid(g)</text:span></text:p>
      <text:p text:style-name="P152"><text:span text:style-name="T13"><text:s text:c="3"/></text:span><text:span text:style-name="T26"><text:s text:c="4"/>+ + + + + </text:span></text:p>
      <text:p text:style-name="P152"><text:span text:style-name="T13"><text:s text:c="3"/></text:span><text:span text:style-name="T26"><text:s text:c="4"/>+ <text:s text:c="6"/>+ </text:span></text:p>
      <text:p text:style-name="P152"><text:span text:style-name="T13"><text:s text:c="3"/></text:span><text:span text:style-name="T26"><text:s text:c="4"/>+ <text:s text:c="6"/>+ </text:span></text:p>
      <text:p text:style-name="P152"><text:span text:style-name="T13"><text:s text:c="3"/></text:span><text:span text:style-name="T26"><text:s text:c="4"/>+ * * <text:s text:c="2"/>+ </text:span></text:p>
      <text:p text:style-name="P152"><text:span text:style-name="T13"><text:s text:c="3"/></text:span><text:span text:style-name="T26"><text:s text:c="4"/>+ + + + + </text:span></text:p>
      <text:p text:style-name="P152"><text:span text:style-name="T13"><text:s text:c="3"/></text:span><text:span text:style-name="T26"><text:s text:c="4"/>'''</text:span></text:p>
      <text:p text:style-name="P186"/>
      <text:p text:style-name="P153">Version sous amphétamines de updateGrid. Les modifications sont telles que décrites dans la partie IX.</text:p>
      <text:p text:style-name="P154">Notez le paramètre supplémentaire « intgrid ».</text:p>
      <text:p text:style-name="P153"/>
      <text:p text:style-name="P144"/>
      <text:p text:style-name="P162"><text:bookmark-start text:name="__RefHeading__6745_1420700911"/>XI – Troisième version du programme<text:bookmark-end text:name="__RefHeading__6745_1420700911"/></text:p>
      <text:p text:style-name="P155"/>
      <text:p text:style-name="P155">Dernier truc à faire pour ce tuto n°6 : mettre à jours votre programme pour utiliser les nouvelles fonctions et corriger ainsi l'affichage.</text:p>
      <text:p text:style-name="P155"/>
      <text:p text:style-name="P155">→ Écrivez un programme <text:span text:style-name="T1">main_v3.py</text:span> basé sur <text:span text:style-name="T1">main_v2.py</text:span> qui utilise <text:span text:style-name="T1">updateGrids</text:span>.</text:p>
      <text:p text:style-name="P144"/>
      <text:p text:style-name="P156"><text:span text:style-name="T95">Si vous êtes encore motivés, vous êtes libres de proposer votre propre amélioration (par exemple un mode multi-joueur pour</text:span> rendre ce programme capable de gérer plusieurs snakes en même temps). </text:p>
      <text:p text:style-name="P136"/>
      <text:p text:style-name="P156">Happy Hac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class="text"/>
    <style:style style:name="Contents_20_2" style:display-name="Contents 2" style:family="paragraph" style:parent-style-name="Index" style:class="index"/>
    <style:style style:name="Footer" style:family="paragraph" style:parent-style-name="Standard" style:class="extra"/>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9</text:page-number>/<text:page-count>1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08:54:16.077466313</meta:creation-date>
    <dc:date>2016-12-13T15:52:13.431375746</dc:date>
    <meta:editing-duration>PT20H12M31S</meta:editing-duration>
    <meta:editing-cycles>488</meta:editing-cycles>
    <meta:generator>LibreOffice/4.2.8.2$Linux_X86_64 LibreOffice_project/420m0$Build-2</meta:generator>
    <meta:print-date>2015-10-19T14:48:19.076289351</meta:print-date>
    <meta:document-statistic meta:table-count="0" meta:image-count="0" meta:object-count="0" meta:page-count="19" meta:paragraph-count="470" meta:word-count="4515" meta:character-count="26622" meta:non-whitespace-character-count="20278"/>
  </office:meta>
</office:document-meta>
</file>